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IN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IN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IN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IN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IN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IN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IN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IN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IN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IN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IN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IN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IN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IN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IN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IN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IN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IN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IN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IN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IN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IN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language="en" fo:country="IN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language="en" fo:country="IN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IN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language="en" fo:country="IN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language="en" fo:country="IN"/>
    </style:style>
    <style:style style:name="T58" style:parent-style-name="DefaultParagraphFont" style:family="text">
      <style:text-properties fo:language="en" fo:country="US"/>
    </style:style>
    <style:style style:name="T59" style:parent-style-name="DefaultParagraphFont" style:family="text">
      <style:text-properties fo:language="en" fo:country="IN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T62" style:parent-style-name="DefaultParagraphFont" style:family="text">
      <style:text-properties style:font-name="Arial" style:font-name-complex="Arial" fo:color="#202124" fo:background-color="#FFFFFF" fo:language="en" fo:country="IN"/>
    </style:style>
    <style:style style:name="T63" style:parent-style-name="DefaultParagraphFont" style:family="text">
      <style:text-properties fo:language="en" fo:country="IN"/>
    </style:style>
    <style:style style:name="T64" style:parent-style-name="DefaultParagraphFont" style:family="text">
      <style:text-properties fo:font-weight="bold" style:font-weight-asian="bold" style:font-weight-complex="bold" fo:language="en" fo:country="IN"/>
    </style:style>
    <style:style style:name="T65" style:parent-style-name="DefaultParagraphFont" style:family="text">
      <style:text-properties fo:font-weight="bold" style:font-weight-asian="bold" style:font-weight-complex="bold" fo:language="en" fo:country="IN"/>
    </style:style>
    <style:style style:name="T66" style:parent-style-name="DefaultParagraphFont" style:family="text">
      <style:text-properties fo:language="en" fo:country="IN"/>
    </style:style>
    <style:style style:name="P67" style:parent-style-name="Standard" style:family="paragraph">
      <style:text-properties fo:language="en" fo:country="IN"/>
    </style:style>
    <style:style style:name="P68" style:parent-style-name="Standard" style:family="paragraph"/>
    <style:style style:name="T69" style:parent-style-name="Hyperlink" style:family="text">
      <style:text-properties fo:language="en" fo:country="IN"/>
    </style:style>
    <style:style style:name="P70" style:parent-style-name="Standard" style:family="paragraph"/>
    <style:style style:name="T71" style:parent-style-name="Hyperlink" style:family="text">
      <style:text-properties fo:language="en" fo:country="IN"/>
    </style:style>
    <style:style style:name="T72" style:parent-style-name="DefaultParagraphFont" style:family="text">
      <style:text-properties fo:language="en" fo:country="IN"/>
    </style:style>
    <style:style style:name="P73" style:parent-style-name="Standard" style:family="paragraph"/>
    <style:style style:name="T74" style:parent-style-name="Hyperlink" style:family="text">
      <style:text-properties fo:language="en" fo:country="IN"/>
    </style:style>
    <style:style style:name="P75" style:parent-style-name="Standard" style:family="paragraph"/>
    <style:style style:name="T76" style:parent-style-name="Hyperlink" style:family="text">
      <style:text-properties fo:language="en" fo:country="IN"/>
    </style:style>
    <style:style style:name="P77" style:parent-style-name="Standard" style:family="paragraph"/>
    <style:style style:name="T78" style:parent-style-name="Hyperlink" style:family="text">
      <style:text-properties fo:language="en" fo:country="IN"/>
    </style:style>
    <style:style style:name="T79" style:parent-style-name="Hyperlink" style:family="text">
      <style:text-properties fo:language="en" fo:country="IN"/>
    </style:style>
    <style:style style:name="P80" style:parent-style-name="Standard" style:family="paragraph"/>
    <style:style style:name="T81" style:parent-style-name="Hyperlink" style:family="text">
      <style:text-properties fo:language="en" fo:country="IN"/>
    </style:style>
    <style:style style:name="P82" style:parent-style-name="Standard" style:family="paragraph"/>
    <style:style style:name="T83" style:parent-style-name="Hyperlink" style:family="text">
      <style:text-properties fo:language="en" fo:country="IN"/>
    </style:style>
    <style:style style:name="P84" style:parent-style-name="Standard" style:family="paragraph"/>
    <style:style style:name="T85" style:parent-style-name="Hyperlink" style:family="text">
      <style:text-properties fo:language="en" fo:country="IN"/>
    </style:style>
    <style:style style:name="P86" style:parent-style-name="Standard" style:family="paragraph"/>
    <style:style style:name="T87" style:parent-style-name="Hyperlink" style:family="text">
      <style:text-properties fo:language="en" fo:country="IN"/>
    </style:style>
    <style:style style:name="P88" style:parent-style-name="Standard" style:family="paragraph"/>
    <style:style style:name="T89" style:parent-style-name="Hyperlink" style:family="text">
      <style:text-properties fo:language="en" fo:country="IN"/>
    </style:style>
    <style:style style:name="P90" style:parent-style-name="Standard" style:family="paragraph"/>
    <style:style style:name="T91" style:parent-style-name="Hyperlink" style:family="text">
      <style:text-properties fo:language="en" fo:country="IN"/>
    </style:style>
    <style:style style:name="P92" style:parent-style-name="Standard" style:family="paragraph"/>
    <style:style style:name="T93" style:parent-style-name="Hyperlink" style:family="text">
      <style:text-properties fo:language="en" fo:country="IN"/>
    </style:style>
    <style:style style:name="P94" style:parent-style-name="Standard" style:family="paragraph"/>
    <style:style style:name="T95" style:parent-style-name="Hyperlink" style:family="text">
      <style:text-properties fo:language="en" fo:country="IN"/>
    </style:style>
    <style:style style:name="P96" style:parent-style-name="Standard" style:family="paragraph"/>
    <style:style style:name="T97" style:parent-style-name="Hyperlink" style:family="text">
      <style:text-properties fo:language="en" fo:country="IN"/>
    </style:style>
    <style:style style:name="P98" style:parent-style-name="Standard" style:family="paragraph"/>
    <style:style style:name="T99" style:parent-style-name="Hyperlink" style:family="text">
      <style:text-properties fo:language="en" fo:country="IN"/>
    </style:style>
    <style:style style:name="P100" style:parent-style-name="Standard" style:family="paragraph"/>
    <style:style style:name="T101" style:parent-style-name="Hyperlink" style:family="text">
      <style:text-properties fo:language="en" fo:country="IN"/>
    </style:style>
    <style:style style:name="P102" style:parent-style-name="Standard" style:family="paragraph"/>
    <style:style style:name="T103" style:parent-style-name="Hyperlink" style:family="text">
      <style:text-properties fo:language="en" fo:country="IN"/>
    </style:style>
    <style:style style:name="P104" style:parent-style-name="Standard" style:family="paragraph"/>
    <style:style style:name="T105" style:parent-style-name="Hyperlink" style:family="text">
      <style:text-properties fo:language="en" fo:country="IN"/>
    </style:style>
    <style:style style:name="P106" style:parent-style-name="Standard" style:family="paragraph"/>
    <style:style style:name="T107" style:parent-style-name="Hyperlink" style:family="text">
      <style:text-properties fo:language="en" fo:country="IN"/>
    </style:style>
    <style:style style:name="P108" style:parent-style-name="Standard" style:family="paragraph"/>
    <style:style style:name="T109" style:parent-style-name="Hyperlink" style:family="text">
      <style:text-properties fo:language="en" fo:country="IN"/>
    </style:style>
    <style:style style:name="P110" style:parent-style-name="Standard" style:family="paragraph"/>
    <style:style style:name="T111" style:parent-style-name="Hyperlink" style:family="text">
      <style:text-properties fo:language="en" fo:country="IN"/>
    </style:style>
    <style:style style:name="P112" style:parent-style-name="Standard" style:family="paragraph"/>
    <style:style style:name="T113" style:parent-style-name="Hyperlink" style:family="text">
      <style:text-properties fo:language="en" fo:country="IN"/>
    </style:style>
    <style:style style:name="P114" style:parent-style-name="Standard" style:family="paragraph"/>
    <style:style style:name="T115" style:parent-style-name="Hyperlink" style:family="text">
      <style:text-properties fo:language="en" fo:country="IN"/>
    </style:style>
    <style:style style:name="P116" style:parent-style-name="Standard" style:family="paragraph"/>
    <style:style style:name="T117" style:parent-style-name="Hyperlink" style:family="text">
      <style:text-properties fo:language="en" fo:country="IN"/>
    </style:style>
    <style:style style:name="P118" style:parent-style-name="Standard" style:family="paragraph"/>
    <style:style style:name="T119" style:parent-style-name="Hyperlink" style:family="text">
      <style:text-properties fo:language="en" fo:country="IN"/>
    </style:style>
    <style:style style:name="P120" style:parent-style-name="Standard" style:family="paragraph"/>
    <style:style style:name="T121" style:parent-style-name="Hyperlink" style:family="text">
      <style:text-properties fo:language="en" fo:country="IN"/>
    </style:style>
    <style:style style:name="P122" style:parent-style-name="Standard" style:family="paragraph"/>
    <style:style style:name="T123" style:parent-style-name="Hyperlink" style:family="text">
      <style:text-properties fo:language="en" fo:country="IN"/>
    </style:style>
    <style:style style:name="P124" style:parent-style-name="Standard" style:family="paragraph"/>
    <style:style style:name="T125" style:parent-style-name="Hyperlink" style:family="text">
      <style:text-properties fo:language="en" fo:country="IN"/>
    </style:style>
    <style:style style:name="P126" style:parent-style-name="Standard" style:family="paragraph"/>
    <style:style style:name="T127" style:parent-style-name="Hyperlink" style:family="text">
      <style:text-properties fo:language="en" fo:country="IN"/>
    </style:style>
    <style:style style:name="P128" style:parent-style-name="Standard" style:family="paragraph"/>
    <style:style style:name="T129" style:parent-style-name="Hyperlink" style:family="text">
      <style:text-properties fo:language="en" fo:country="IN"/>
    </style:style>
    <style:style style:name="P130" style:parent-style-name="Standard" style:family="paragraph"/>
    <style:style style:name="T131" style:parent-style-name="Hyperlink" style:family="text">
      <style:text-properties fo:language="en" fo:country="IN"/>
    </style:style>
    <style:style style:name="P132" style:parent-style-name="Standard" style:family="paragraph"/>
    <style:style style:name="T133" style:parent-style-name="Hyperlink" style:family="text">
      <style:text-properties fo:language="en" fo:country="IN"/>
    </style:style>
    <style:style style:name="P134" style:parent-style-name="Standard" style:family="paragraph"/>
    <style:style style:name="T135" style:parent-style-name="Hyperlink" style:family="text">
      <style:text-properties fo:language="en" fo:country="IN"/>
    </style:style>
    <style:style style:name="P136" style:parent-style-name="Standard" style:family="paragraph"/>
    <style:style style:name="T137" style:parent-style-name="Hyperlink" style:family="text">
      <style:text-properties fo:language="en" fo:country="IN"/>
    </style:style>
    <style:style style:name="P138" style:parent-style-name="Standard" style:family="paragraph"/>
    <style:style style:name="T139" style:parent-style-name="Hyperlink" style:family="text">
      <style:text-properties fo:language="en" fo:country="IN"/>
    </style:style>
    <style:style style:name="P140" style:parent-style-name="Standard" style:family="paragraph"/>
    <style:style style:name="T141" style:parent-style-name="Hyperlink" style:family="text">
      <style:text-properties fo:language="en" fo:country="IN"/>
    </style:style>
    <style:style style:name="P142" style:parent-style-name="Standard" style:family="paragraph"/>
    <style:style style:name="T143" style:parent-style-name="Hyperlink" style:family="text">
      <style:text-properties fo:language="en" fo:country="IN"/>
    </style:style>
    <style:style style:name="P144" style:parent-style-name="Standard" style:family="paragraph"/>
    <style:style style:name="T145" style:parent-style-name="Hyperlink" style:family="text">
      <style:text-properties fo:language="en" fo:country="IN"/>
    </style:style>
    <style:style style:name="P146" style:parent-style-name="Standard" style:family="paragraph"/>
    <style:style style:name="T147" style:parent-style-name="Hyperlink" style:family="text">
      <style:text-properties fo:language="en" fo:country="IN"/>
    </style:style>
    <style:style style:name="P148" style:parent-style-name="Standard" style:family="paragraph"/>
    <style:style style:name="T149" style:parent-style-name="Hyperlink" style:family="text">
      <style:text-properties fo:language="en" fo:country="IN"/>
    </style:style>
    <style:style style:name="P150" style:parent-style-name="Standard" style:family="paragraph"/>
    <style:style style:name="T151" style:parent-style-name="Hyperlink" style:family="text">
      <style:text-properties fo:language="en" fo:country="IN"/>
    </style:style>
    <style:style style:name="P152" style:parent-style-name="Standard" style:family="paragraph"/>
    <style:style style:name="T153" style:parent-style-name="Hyperlink" style:family="text">
      <style:text-properties fo:language="en" fo:country="IN"/>
    </style:style>
    <style:style style:name="P154" style:parent-style-name="Standard" style:family="paragraph"/>
    <style:style style:name="T155" style:parent-style-name="Hyperlink" style:family="text">
      <style:text-properties fo:language="en" fo:country="IN"/>
    </style:style>
    <style:style style:name="P156" style:parent-style-name="Standard" style:family="paragraph"/>
    <style:style style:name="T157" style:parent-style-name="Hyperlink" style:family="text">
      <style:text-properties fo:language="en" fo:country="IN"/>
    </style:style>
    <style:style style:name="P158" style:parent-style-name="Standard" style:family="paragraph"/>
    <style:style style:name="T159" style:parent-style-name="Hyperlink" style:family="text">
      <style:text-properties fo:language="en" fo:country="IN"/>
    </style:style>
    <style:style style:name="P160" style:parent-style-name="Standard" style:family="paragraph"/>
    <style:style style:name="T161" style:parent-style-name="Hyperlink" style:family="text">
      <style:text-properties fo:language="en" fo:country="IN"/>
    </style:style>
    <style:style style:name="P162" style:parent-style-name="Standard" style:family="paragraph"/>
    <style:style style:name="T163" style:parent-style-name="Hyperlink" style:family="text">
      <style:text-properties fo:language="en" fo:country="IN"/>
    </style:style>
    <style:style style:name="P164" style:parent-style-name="NormalWeb" style:family="paragraph">
      <style:paragraph-properties fo:margin-top="0.2in" fo:margin-bottom="0.2in" fo:background-color="#FFFFFF"/>
      <style:text-properties style:font-name="Verdana" fo:color="#000000" fo:font-size="11.5pt" style:font-size-asian="11.5pt" style:font-size-complex="11.5pt"/>
    </style:style>
    <style:style style:name="P165" style:parent-style-name="NormalWeb" style:family="paragraph">
      <style:paragraph-properties fo:margin-top="0.2in" fo:margin-bottom="0.2in" fo:background-color="#FFFFFF"/>
      <style:text-properties style:font-name="Verdana" fo:color="#000000" fo:font-size="11.5pt" style:font-size-asian="11.5pt" style:font-size-complex="11.5pt"/>
    </style:style>
    <style:style style:name="P166" style:parent-style-name="NormalWeb" style:family="paragraph">
      <style:paragraph-properties fo:margin-top="0.2in" fo:margin-bottom="0.2in" fo:background-color="#FFFFFF"/>
    </style:style>
    <style:style style:name="T167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168" style:parent-style-name="HTMLCode" style:family="text">
      <style:text-properties style:font-name="Consolas" fo:color="#DC143C"/>
    </style:style>
    <style:style style:name="T169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170" style:parent-style-name="HTMLCode" style:family="text">
      <style:text-properties style:font-name="Consolas" fo:color="#DC143C"/>
    </style:style>
    <style:style style:name="T171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P172" style:parent-style-name="NormalWeb" style:family="paragraph">
      <style:paragraph-properties fo:margin-top="0.2in" fo:margin-bottom="0.2in" fo:background-color="#FFFFFF"/>
    </style:style>
    <style:style style:name="T173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174" style:parent-style-name="HTMLCode" style:family="text">
      <style:text-properties style:font-name="Consolas" fo:color="#DC143C"/>
    </style:style>
    <style:style style:name="T175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P176" style:parent-style-name="NormalWeb" style:family="paragraph">
      <style:paragraph-properties fo:margin-top="0.2in" fo:margin-bottom="0.2in" fo:background-color="#FFFFFF"/>
    </style:style>
    <style:style style:name="T177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178" style:parent-style-name="HTMLCode" style:family="text">
      <style:text-properties style:font-name="Consolas" fo:color="#DC143C"/>
    </style:style>
    <style:style style:name="T179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P180" style:parent-style-name="Standard" style:family="paragraph">
      <style:text-properties fo:language="en" fo:country="IN"/>
    </style:style>
    <style:style style:name="P181" style:parent-style-name="Standard" style:family="paragraph"/>
    <style:style style:name="T182" style:parent-style-name="Hyperlink" style:family="text">
      <style:text-properties fo:language="en" fo:country="IN"/>
    </style:style>
    <style:style style:name="P183" style:parent-style-name="Standard" style:family="paragraph"/>
    <style:style style:name="T184" style:parent-style-name="Hyperlink" style:family="text">
      <style:text-properties fo:language="en" fo:country="IN"/>
    </style:style>
    <style:style style:name="P185" style:parent-style-name="Standard" style:family="paragraph"/>
    <style:style style:name="T186" style:parent-style-name="Hyperlink" style:family="text">
      <style:text-properties fo:language="en" fo:country="IN"/>
    </style:style>
    <style:style style:name="P187" style:parent-style-name="Standard" style:family="paragraph"/>
    <style:style style:name="T188" style:parent-style-name="Hyperlink" style:family="text">
      <style:text-properties fo:language="en" fo:country="IN"/>
    </style:style>
    <style:style style:name="P189" style:parent-style-name="Standard" style:family="paragraph"/>
    <style:style style:name="T190" style:parent-style-name="Hyperlink" style:family="text">
      <style:text-properties fo:language="en" fo:country="IN"/>
    </style:style>
    <style:style style:name="P191" style:parent-style-name="Standard" style:family="paragraph"/>
    <style:style style:name="T192" style:parent-style-name="Hyperlink" style:family="text">
      <style:text-properties fo:language="en" fo:country="IN"/>
    </style:style>
    <style:style style:name="P193" style:parent-style-name="Standard" style:family="paragraph"/>
    <style:style style:name="T194" style:parent-style-name="Hyperlink" style:family="text">
      <style:text-properties fo:language="en" fo:country="IN"/>
    </style:style>
    <style:style style:name="P195" style:parent-style-name="Standard" style:family="paragraph"/>
    <style:style style:name="T196" style:parent-style-name="Hyperlink" style:family="text">
      <style:text-properties fo:language="en" fo:country="IN"/>
    </style:style>
    <style:style style:name="P197" style:parent-style-name="Standard" style:family="paragraph"/>
    <style:style style:name="T198" style:parent-style-name="Hyperlink" style:family="text">
      <style:text-properties fo:language="en" fo:country="IN"/>
    </style:style>
    <style:style style:name="P199" style:parent-style-name="Standard" style:family="paragraph"/>
    <style:style style:name="T200" style:parent-style-name="Hyperlink" style:family="text">
      <style:text-properties fo:language="en" fo:country="IN"/>
    </style:style>
    <style:style style:name="P201" style:parent-style-name="Standard" style:family="paragraph"/>
    <style:style style:name="T202" style:parent-style-name="Hyperlink" style:family="text">
      <style:text-properties fo:language="en" fo:country="IN"/>
    </style:style>
    <style:style style:name="P203" style:parent-style-name="Standard" style:family="paragraph"/>
    <style:style style:name="T204" style:parent-style-name="Hyperlink" style:family="text">
      <style:text-properties fo:language="en" fo:country="IN"/>
    </style:style>
    <style:style style:name="P205" style:parent-style-name="Standard" style:family="paragraph"/>
    <style:style style:name="T206" style:parent-style-name="Hyperlink" style:family="text">
      <style:text-properties fo:language="en" fo:country="IN"/>
    </style:style>
    <style:style style:name="P207" style:parent-style-name="Standard" style:family="paragraph"/>
    <style:style style:name="T208" style:parent-style-name="Hyperlink" style:family="text">
      <style:text-properties fo:language="en" fo:country="IN"/>
    </style:style>
    <style:style style:name="P209" style:parent-style-name="Standard" style:family="paragraph"/>
    <style:style style:name="T210" style:parent-style-name="Hyperlink" style:family="text">
      <style:text-properties fo:language="en" fo:country="IN"/>
    </style:style>
    <style:style style:name="P211" style:parent-style-name="Standard" style:family="paragraph"/>
    <style:style style:name="T212" style:parent-style-name="Hyperlink" style:family="text">
      <style:text-properties fo:language="en" fo:country="IN"/>
    </style:style>
    <style:style style:name="P213" style:parent-style-name="Standard" style:family="paragraph"/>
    <style:style style:name="T214" style:parent-style-name="Hyperlink" style:family="text">
      <style:text-properties fo:language="en" fo:country="IN"/>
    </style:style>
    <style:style style:name="P215" style:parent-style-name="Standard" style:family="paragraph"/>
    <style:style style:name="T216" style:parent-style-name="Hyperlink" style:family="text">
      <style:text-properties fo:language="en" fo:country="IN"/>
    </style:style>
    <style:style style:name="P217" style:parent-style-name="Standard" style:family="paragraph"/>
    <style:style style:name="T218" style:parent-style-name="Hyperlink" style:family="text">
      <style:text-properties fo:language="en" fo:country="IN"/>
    </style:style>
    <style:style style:name="P219" style:parent-style-name="Standard" style:family="paragraph"/>
    <style:style style:name="T220" style:parent-style-name="Hyperlink" style:family="text">
      <style:text-properties fo:language="en" fo:country="IN"/>
    </style:style>
    <style:style style:name="P221" style:parent-style-name="Standard" style:family="paragraph"/>
    <style:style style:name="T222" style:parent-style-name="Hyperlink" style:family="text">
      <style:text-properties fo:language="en" fo:country="IN"/>
    </style:style>
    <style:style style:name="P223" style:parent-style-name="Standard" style:family="paragraph"/>
    <style:style style:name="T224" style:parent-style-name="Hyperlink" style:family="text">
      <style:text-properties fo:language="en" fo:country="IN"/>
    </style:style>
    <style:style style:name="P225" style:parent-style-name="Standard" style:family="paragraph"/>
    <style:style style:name="T226" style:parent-style-name="Hyperlink" style:family="text">
      <style:text-properties fo:language="en" fo:country="IN"/>
    </style:style>
    <style:style style:name="P227" style:parent-style-name="Standard" style:family="paragraph"/>
    <style:style style:name="T228" style:parent-style-name="Hyperlink" style:family="text">
      <style:text-properties fo:language="en" fo:country="IN"/>
    </style:style>
    <style:style style:name="P229" style:parent-style-name="Standard" style:family="paragraph"/>
    <style:style style:name="T230" style:parent-style-name="Hyperlink" style:family="text">
      <style:text-properties fo:language="en" fo:country="IN"/>
    </style:style>
    <style:style style:name="P231" style:parent-style-name="Standard" style:family="paragraph"/>
    <style:style style:name="T232" style:parent-style-name="Hyperlink" style:family="text">
      <style:text-properties fo:language="en" fo:country="IN"/>
    </style:style>
    <style:style style:name="P233" style:parent-style-name="Standard" style:family="paragraph"/>
    <style:style style:name="T234" style:parent-style-name="Hyperlink" style:family="text">
      <style:text-properties fo:language="en" fo:country="IN"/>
    </style:style>
    <style:style style:name="P235" style:parent-style-name="Standard" style:family="paragraph"/>
    <style:style style:name="T236" style:parent-style-name="Hyperlink" style:family="text">
      <style:text-properties fo:language="en" fo:country="IN"/>
    </style:style>
    <style:style style:name="P237" style:parent-style-name="Standard" style:family="paragraph"/>
    <style:style style:name="T238" style:parent-style-name="Hyperlink" style:family="text">
      <style:text-properties fo:language="en" fo:country="IN"/>
    </style:style>
    <style:style style:name="P239" style:parent-style-name="Standard" style:family="paragraph">
      <style:text-properties fo:language="en" fo:country="IN"/>
    </style:style>
    <style:style style:name="P240" style:parent-style-name="Standard" style:family="paragraph">
      <style:text-properties fo:language="en" fo:country="IN"/>
    </style:style>
    <style:style style:name="P241" style:parent-style-name="Standard" style:family="paragraph">
      <style:text-properties fo:language="en" fo:country="IN"/>
    </style:style>
    <style:style style:name="P242" style:parent-style-name="Standard" style:family="paragraph">
      <style:text-properties fo:language="en" fo:country="IN"/>
    </style:style>
    <style:style style:name="P243" style:parent-style-name="Standard" style:family="paragraph">
      <style:text-properties fo:language="en" fo:country="IN"/>
    </style:style>
    <style:style style:name="P244" style:parent-style-name="Standard" style:family="paragraph">
      <style:text-properties fo:language="en" fo:country="IN"/>
    </style:style>
    <style:style style:name="P245" style:parent-style-name="ListParagraph" style:family="paragraph">
      <style:paragraph-properties fo:widows="2" fo:orphans="2" style:vertical-align="auto" fo:margin-top="0.1041in" fo:margin-bottom="0.1041in"/>
      <style:text-properties style:font-name="Segoe UI" style:font-name-asian="Times New Roman" style:font-name-complex="Segoe UI" fo:color="#000000" style:letter-kerning="false" fo:font-size="18pt" style:font-size-asian="18pt" style:font-size-complex="18pt" fo:language="en" fo:country="IN" style:language-asian="en" style:country-asian="IN" style:language-complex="ar" style:country-complex="SA" fo:hyphenate="true"/>
    </style:style>
    <style:style style:name="P246" style:parent-style-name="ListParagraph" style:family="paragraph">
      <style:paragraph-properties fo:widows="2" fo:orphans="2" style:vertical-align="auto" fo:margin-top="0.1666in" fo:margin-bottom="0.1666in" fo:background-color="#FFFFFF"/>
      <style:text-properties fo:hyphenate="true"/>
    </style:style>
    <style:style style:name="T247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style:language-asian="en" style:country-asian="IN" style:language-complex="ar" style:country-complex="SA"/>
    </style:style>
    <style:style style:name="T248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style:language-asian="en" style:country-asian="IN" style:language-complex="ar" style:country-complex="SA"/>
    </style:style>
    <style:style style:name="T249" style:parent-style-name="DefaultParagraphFont" style:family="text">
      <style:text-properties style:font-name="Consolas" style:font-name-asian="Times New Roman" style:font-name-complex="Times New Roman" fo:color="#FF0000" style:letter-kerning="false" fo:font-size="11.5pt" style:font-size-asian="11.5pt" style:font-size-complex="11.5pt" style:language-asian="en" style:country-asian="IN" style:language-complex="ar" style:country-complex="SA"/>
    </style:style>
    <style:style style:name="T250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style:language-asian="en" style:country-asian="IN" style:language-complex="ar" style:country-complex="SA"/>
    </style:style>
    <style:style style:name="T25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0000CD" style:letter-kerning="false" fo:font-size="11.5pt" style:font-size-asian="11.5pt" style:font-size-complex="11.5pt" style:language-asian="en" style:country-asian="IN" style:language-complex="ar" style:country-complex="SA"/>
    </style:style>
    <style:style style:name="T252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style:language-asian="en" style:country-asian="IN" style:language-complex="ar" style:country-complex="SA"/>
    </style:style>
    <style:style style:name="T253" style:parent-style-name="DefaultParagraphFont" style:family="text">
      <style:text-properties style:font-name="Consolas" style:font-name-asian="Times New Roman" style:font-name-complex="Times New Roman" fo:color="#FF0000" style:letter-kerning="false" fo:font-size="11.5pt" style:font-size-asian="11.5pt" style:font-size-complex="11.5pt" style:language-asian="en" style:country-asian="IN" style:language-complex="ar" style:country-complex="SA"/>
    </style:style>
    <style:style style:name="T254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style:language-asian="en" style:country-asian="IN" style:language-complex="ar" style:country-complex="SA"/>
    </style:style>
    <style:style style:name="T25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0000CD" style:letter-kerning="false" fo:font-size="11.5pt" style:font-size-asian="11.5pt" style:font-size-complex="11.5pt" style:language-asian="en" style:country-asian="IN" style:language-complex="ar" style:country-complex="SA"/>
    </style:style>
    <style:style style:name="T256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style:language-asian="en" style:country-asian="IN" style:language-complex="ar" style:country-complex="SA"/>
    </style:style>
    <style:style style:name="P257" style:parent-style-name="ListParagraph" style:family="paragraph">
      <style:paragraph-properties fo:widows="2" fo:orphans="2" style:vertical-align="auto" fo:margin-top="0.1666in" fo:margin-bottom="0.1666in" fo:background-color="#FFFFFF"/>
      <style:text-properties style:font-name="Verdana" fo:color="#000000" fo:font-size="11.5pt" style:font-size-asian="11.5pt" style:font-size-complex="11.5pt" fo:background-color="#FFFFFF" fo:language="en" fo:country="IN" fo:hyphenate="true"/>
    </style:style>
    <style:style style:name="P258" style:parent-style-name="ListParagraph" style:family="paragraph">
      <style:paragraph-properties fo:widows="2" fo:orphans="2" style:vertical-align="auto" fo:margin-top="0.1666in" fo:margin-bottom="0.1666in" fo:background-color="#FFFFFF"/>
      <style:text-properties fo:hyphenate="true"/>
    </style:style>
    <style:style style:name="T259" style:parent-style-name="DefaultParagraphFont" style:family="text">
      <style:text-properties style:font-name="Verdana" fo:color="#000000" fo:font-size="11.5pt" style:font-size-asian="11.5pt" style:font-size-complex="11.5pt" fo:background-color="#FFFFFF" fo:language="en" fo:country="IN"/>
    </style:style>
    <style:style style:name="T260" style:parent-style-name="HTMLCode" style:family="text">
      <style:text-properties style:font-name="Consolas" style:font-name-asian="Andale Sans UI" fo:color="#DC143C" fo:language="en" fo:country="IN"/>
    </style:style>
    <style:style style:name="T261" style:parent-style-name="DefaultParagraphFont" style:family="text">
      <style:text-properties style:font-name="Verdana" fo:color="#000000" fo:font-size="11.5pt" style:font-size-asian="11.5pt" style:font-size-complex="11.5pt" fo:background-color="#FFFFFF" fo:language="en" fo:country="IN"/>
    </style:style>
    <style:style style:name="P262" style:parent-style-name="ListParagraph" style:family="paragraph">
      <style:paragraph-properties fo:widows="2" fo:orphans="2" style:vertical-align="auto" fo:margin-top="0.1666in" fo:margin-bottom="0.1666in" fo:background-color="#FFFFFF"/>
      <style:text-properties fo:hyphenate="true"/>
    </style:style>
    <style:style style:name="T263" style:parent-style-name="DefaultParagraphFont" style:family="text">
      <style:text-properties style:font-name="Verdana" fo:color="#000000" fo:font-size="11.5pt" style:font-size-asian="11.5pt" style:font-size-complex="11.5pt" fo:background-color="#FFFFFF" fo:language="en" fo:country="IN"/>
    </style:style>
    <style:style style:name="T264" style:parent-style-name="HTMLCode" style:family="text">
      <style:text-properties style:font-name="Consolas" style:font-name-asian="Andale Sans UI" fo:color="#DC143C" fo:language="en" fo:country="IN"/>
    </style:style>
    <style:style style:name="T265" style:parent-style-name="DefaultParagraphFont" style:family="text">
      <style:text-properties style:font-name="Verdana" fo:color="#000000" fo:font-size="11.5pt" style:font-size-asian="11.5pt" style:font-size-complex="11.5pt" fo:background-color="#FFFFFF" fo:language="en" fo:country="IN"/>
    </style:style>
    <style:style style:name="P266" style:parent-style-name="Normal" style:family="paragraph">
      <style:paragraph-properties fo:widows="2" fo:orphans="2" style:vertical-align="auto" fo:margin-top="0.1666in" fo:margin-bottom="0.1666in" fo:background-color="#FFFFFF"/>
      <style:text-properties fo:hyphenate="true"/>
    </style:style>
    <style:style style:name="T267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268" style:parent-style-name="DefaultParagraphFont" style:family="text">
      <style:text-properties fo:language="en" fo:country="IN"/>
    </style:style>
    <style:style style:name="T269" style:parent-style-name="DefaultParagraphFont" style:family="text">
      <style:text-properties fo:language="en" fo:country="IN"/>
    </style:style>
    <style:style style:name="T270" style:parent-style-name="DefaultParagraphFont" style:family="text">
      <style:text-properties fo:language="en" fo:country="IN"/>
    </style:style>
    <style:style style:name="T271" style:parent-style-name="DefaultParagraphFont" style:family="text">
      <style:text-properties fo:language="en" fo:country="IN"/>
    </style:style>
    <style:style style:name="T272" style:parent-style-name="DefaultParagraphFont" style:family="text">
      <style:text-properties fo:language="en" fo:country="IN"/>
    </style:style>
    <style:style style:name="T273" style:parent-style-name="DefaultParagraphFont" style:family="text">
      <style:text-properties fo:language="en" fo:country="IN"/>
    </style:style>
    <style:style style:name="T274" style:parent-style-name="DefaultParagraphFont" style:family="text">
      <style:text-properties fo:language="en" fo:country="IN"/>
    </style:style>
    <style:style style:name="T275" style:parent-style-name="DefaultParagraphFont" style:family="text">
      <style:text-properties fo:language="en" fo:country="IN"/>
    </style:style>
    <style:style style:name="T276" style:parent-style-name="DefaultParagraphFont" style:family="text">
      <style:text-properties fo:language="en" fo:country="IN"/>
    </style:style>
    <style:style style:name="T277" style:parent-style-name="DefaultParagraphFont" style:family="text">
      <style:text-properties fo:language="en" fo:country="IN"/>
    </style:style>
    <style:style style:name="T278" style:parent-style-name="DefaultParagraphFont" style:family="text">
      <style:text-properties fo:language="en" fo:country="IN"/>
    </style:style>
    <style:style style:name="T279" style:parent-style-name="DefaultParagraphFont" style:family="text">
      <style:text-properties fo:language="en" fo:country="IN"/>
    </style:style>
    <style:style style:name="T280" style:parent-style-name="DefaultParagraphFont" style:family="text">
      <style:text-properties fo:language="en" fo:country="IN"/>
    </style:style>
    <style:style style:name="T281" style:parent-style-name="DefaultParagraphFont" style:family="text">
      <style:text-properties fo:language="en" fo:country="IN"/>
    </style:style>
    <style:style style:name="T282" style:parent-style-name="DefaultParagraphFont" style:family="text">
      <style:text-properties fo:language="en" fo:country="IN"/>
    </style:style>
    <style:style style:name="T283" style:parent-style-name="DefaultParagraphFont" style:family="text">
      <style:text-properties fo:language="en" fo:country="IN"/>
    </style:style>
    <style:style style:name="P284" style:parent-style-name="Normal" style:family="paragraph">
      <style:paragraph-properties fo:widows="2" fo:orphans="2" style:vertical-align="auto" fo:margin-top="0.1666in" fo:margin-bottom="0.1666in" fo:background-color="#FFFFFF"/>
      <style:text-properties fo:language="en" fo:country="IN" fo:hyphenate="true"/>
    </style:style>
    <style:style style:name="P285" style:parent-style-name="Normal" style:family="paragraph">
      <style:paragraph-properties fo:widows="2" fo:orphans="2" style:vertical-align="auto" fo:margin-top="0.1666in" fo:margin-bottom="0.1666in" fo:background-color="#FFFFFF"/>
      <style:text-properties fo:hyphenate="true"/>
    </style:style>
    <style:style style:name="T286" style:parent-style-name="DefaultParagraphFont" style:family="text">
      <style:text-properties fo:language="en" fo:country="IN"/>
    </style:style>
    <style:style style:name="P287" style:parent-style-name="Normal" style:family="paragraph">
      <style:paragraph-properties fo:widows="2" fo:orphans="2" style:vertical-align="auto" fo:margin-top="0.1666in" fo:margin-bottom="0.1666in" fo:background-color="#FFFFFF"/>
      <style:text-properties fo:language="en" fo:country="IN" fo:hyphenate="true"/>
    </style:style>
    <style:style style:name="P288" style:parent-style-name="Normal" style:family="paragraph">
      <style:paragraph-properties fo:widows="2" fo:orphans="2" style:vertical-align="auto" fo:margin-top="0.1666in" fo:margin-bottom="0.1666in" fo:background-color="#FFFFFF"/>
      <style:text-properties fo:language="en" fo:country="IN" fo:hyphenate="true"/>
    </style:style>
    <style:style style:name="P289" style:parent-style-name="Normal" style:family="paragraph">
      <style:paragraph-properties fo:widows="2" fo:orphans="2" style:vertical-align="auto" fo:margin-top="0.1666in" fo:margin-bottom="0.1666in" fo:background-color="#FFFFFF"/>
      <style:text-properties fo:language="en" fo:country="IN" fo:hyphenate="true"/>
    </style:style>
    <style:style style:name="P290" style:parent-style-name="Normal" style:family="paragraph">
      <style:paragraph-properties fo:widows="2" fo:orphans="2" style:vertical-align="auto" fo:margin-top="0.1666in" fo:margin-bottom="0.1666in" fo:background-color="#FFFFFF"/>
      <style:text-properties fo:language="en" fo:country="IN" fo:hyphenate="true"/>
    </style:style>
    <style:style style:name="P291" style:parent-style-name="Normal" style:family="paragraph">
      <style:paragraph-properties fo:widows="2" fo:orphans="2" style:vertical-align="auto" fo:margin-top="0.1666in" fo:margin-bottom="0.1666in" fo:background-color="#FFFFFF"/>
      <style:text-properties fo:language="en" fo:country="IN" fo:hyphenate="true"/>
    </style:style>
    <style:style style:name="P292" style:parent-style-name="Normal" style:family="paragraph">
      <style:paragraph-properties fo:widows="2" fo:orphans="2" style:vertical-align="auto" fo:margin-top="0.1666in" fo:margin-bottom="0.1666in" fo:background-color="#FFFFFF"/>
      <style:text-properties fo:language="en" fo:country="IN" fo:hyphenate="true"/>
    </style:style>
    <style:style style:name="P293" style:parent-style-name="Normal" style:family="paragraph">
      <style:paragraph-properties fo:widows="2" fo:orphans="2" style:vertical-align="auto" fo:margin-top="0.1666in" fo:margin-bottom="0.1666in" fo:background-color="#FFFFFF"/>
      <style:text-properties fo:language="en" fo:country="IN" fo:hyphenate="true"/>
    </style:style>
    <style:style style:name="P294" style:parent-style-name="Normal" style:family="paragraph">
      <style:paragraph-properties fo:widows="2" fo:orphans="2" style:vertical-align="auto" fo:margin-top="0.1666in" fo:margin-bottom="0.1666in" fo:background-color="#FFFFFF"/>
      <style:text-properties fo:language="en" fo:country="IN" fo:hyphenate="true"/>
    </style:style>
    <style:style style:name="P295" style:parent-style-name="Normal" style:family="paragraph">
      <style:paragraph-properties fo:widows="2" fo:orphans="2" style:vertical-align="auto" fo:margin-top="0.1666in" fo:margin-bottom="0.1666in" fo:background-color="#FFFFFF"/>
      <style:text-properties fo:language="en" fo:country="IN" fo:hyphenate="true"/>
    </style:style>
    <style:style style:name="P296" style:parent-style-name="Normal" style:family="paragraph">
      <style:paragraph-properties fo:widows="2" fo:orphans="2" style:vertical-align="auto" fo:margin-top="0.1666in" fo:margin-bottom="0.1666in" fo:background-color="#FFFFFF"/>
      <style:text-properties fo:language="en" fo:country="IN" fo:hyphenate="true"/>
    </style:style>
    <style:style style:name="P297" style:parent-style-name="Normal" style:family="paragraph">
      <style:paragraph-properties fo:widows="2" fo:orphans="2" style:vertical-align="auto" fo:margin-top="0.1666in" fo:margin-bottom="0.1666in" fo:background-color="#FFFFFF"/>
      <style:text-properties fo:language="en" fo:country="IN" fo:hyphenate="true"/>
    </style:style>
    <style:style style:name="P298" style:parent-style-name="NormalWeb" style:family="paragraph">
      <style:paragraph-properties fo:margin-top="0.2in" fo:margin-bottom="0.2in" fo:background-color="#FFFFFF"/>
    </style:style>
    <style:style style:name="T299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300" style:parent-style-name="HTMLCode" style:family="text">
      <style:text-properties style:font-name="Consolas" fo:color="#DC143C"/>
    </style:style>
    <style:style style:name="T301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302" style:parent-style-name="HTMLCode" style:family="text">
      <style:text-properties style:font-name="Consolas" fo:color="#DC143C"/>
    </style:style>
    <style:style style:name="T303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P304" style:parent-style-name="NormalWeb" style:family="paragraph">
      <style:paragraph-properties fo:margin-top="0.2in" fo:margin-bottom="0.2in" fo:background-color="#FFFFFF"/>
      <style:text-properties style:font-name="Verdana" fo:color="#000000" fo:font-size="11.5pt" style:font-size-asian="11.5pt" style:font-size-complex="11.5pt"/>
    </style:style>
    <style:style style:name="P305" style:parent-style-name="Heading3" style:family="paragraph">
      <style:paragraph-properties fo:margin-top="0.1041in" fo:margin-bottom="0.1041in" fo:background-color="#E7E9EB"/>
      <style:text-properties style:font-name="Segoe UI" style:font-name-complex="Segoe UI" fo:font-weight="normal" style:font-weight-asian="normal" style:font-weight-complex="normal" fo:color="#000000" fo:font-size="18pt" style:font-size-asian="18pt" style:font-size-complex="18pt"/>
    </style:style>
    <style:style style:name="P306" style:parent-style-name="Normal" style:family="paragraph">
      <style:paragraph-properties fo:background-color="#FFFFFF"/>
    </style:style>
    <style:style style:name="T307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308" style:parent-style-name="tagnamecolor" style:family="text">
      <style:text-properties style:font-name="Consolas" fo:color="#A52A2A" fo:font-size="11.5pt" style:font-size-asian="11.5pt" style:font-size-complex="11.5pt" fo:language="en" fo:country="IN"/>
    </style:style>
    <style:style style:name="T309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310" style:parent-style-name="DefaultParagraphFont" style:family="text">
      <style:text-properties style:font-name="Consolas" fo:color="#000000" fo:font-size="11.5pt" style:font-size-asian="11.5pt" style:font-size-complex="11.5pt" fo:language="en" fo:country="IN"/>
    </style:style>
    <style:style style:name="T311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312" style:parent-style-name="tagnamecolor" style:family="text">
      <style:text-properties style:font-name="Consolas" fo:color="#A52A2A" fo:font-size="11.5pt" style:font-size-asian="11.5pt" style:font-size-complex="11.5pt" fo:language="en" fo:country="IN"/>
    </style:style>
    <style:style style:name="T313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314" style:parent-style-name="DefaultParagraphFont" style:family="text">
      <style:text-properties style:font-name="Consolas" fo:color="#000000" fo:font-size="11.5pt" style:font-size-asian="11.5pt" style:font-size-complex="11.5pt" fo:language="en" fo:country="IN"/>
    </style:style>
    <style:style style:name="T315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316" style:parent-style-name="tagnamecolor" style:family="text">
      <style:text-properties style:font-name="Consolas" fo:color="#A52A2A" fo:font-size="11.5pt" style:font-size-asian="11.5pt" style:font-size-complex="11.5pt" fo:language="en" fo:country="IN"/>
    </style:style>
    <style:style style:name="T317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318" style:parent-style-name="DefaultParagraphFont" style:family="text">
      <style:text-properties style:font-name="Consolas" fo:color="#000000" fo:font-size="11.5pt" style:font-size-asian="11.5pt" style:font-size-complex="11.5pt" fo:language="en" fo:country="IN"/>
    </style:style>
    <style:style style:name="T319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320" style:parent-style-name="tagnamecolor" style:family="text">
      <style:text-properties style:font-name="Consolas" fo:color="#A52A2A" fo:font-size="11.5pt" style:font-size-asian="11.5pt" style:font-size-complex="11.5pt" fo:language="en" fo:country="IN"/>
    </style:style>
    <style:style style:name="T321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322" style:parent-style-name="DefaultParagraphFont" style:family="text">
      <style:text-properties style:font-name="Consolas" fo:color="#000000" fo:font-size="11.5pt" style:font-size-asian="11.5pt" style:font-size-complex="11.5pt" fo:language="en" fo:country="IN"/>
    </style:style>
    <style:style style:name="T323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324" style:parent-style-name="tagnamecolor" style:family="text">
      <style:text-properties style:font-name="Consolas" fo:color="#A52A2A" fo:font-size="11.5pt" style:font-size-asian="11.5pt" style:font-size-complex="11.5pt" fo:language="en" fo:country="IN"/>
    </style:style>
    <style:style style:name="T325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326" style:parent-style-name="DefaultParagraphFont" style:family="text">
      <style:text-properties style:font-name="Consolas" fo:color="#000000" fo:font-size="11.5pt" style:font-size-asian="11.5pt" style:font-size-complex="11.5pt" fo:language="en" fo:country="IN"/>
    </style:style>
    <style:style style:name="T327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328" style:parent-style-name="tagnamecolor" style:family="text">
      <style:text-properties style:font-name="Consolas" fo:color="#A52A2A" fo:font-size="11.5pt" style:font-size-asian="11.5pt" style:font-size-complex="11.5pt" fo:language="en" fo:country="IN"/>
    </style:style>
    <style:style style:name="T329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330" style:parent-style-name="DefaultParagraphFont" style:family="text">
      <style:text-properties style:font-name="Consolas" fo:color="#000000" fo:font-size="11.5pt" style:font-size-asian="11.5pt" style:font-size-complex="11.5pt" fo:language="en" fo:country="IN"/>
    </style:style>
    <style:style style:name="T331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332" style:parent-style-name="tagnamecolor" style:family="text">
      <style:text-properties style:font-name="Consolas" fo:color="#A52A2A" fo:font-size="11.5pt" style:font-size-asian="11.5pt" style:font-size-complex="11.5pt" fo:language="en" fo:country="IN"/>
    </style:style>
    <style:style style:name="T333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334" style:parent-style-name="DefaultParagraphFont" style:family="text">
      <style:text-properties style:font-name="Consolas" fo:color="#000000" fo:font-size="11.5pt" style:font-size-asian="11.5pt" style:font-size-complex="11.5pt" fo:language="en" fo:country="IN"/>
    </style:style>
    <style:style style:name="T335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T336" style:parent-style-name="tagnamecolor" style:family="text">
      <style:text-properties style:font-name="Consolas" fo:color="#A52A2A" fo:font-size="11.5pt" style:font-size-asian="11.5pt" style:font-size-complex="11.5pt" fo:language="en" fo:country="IN"/>
    </style:style>
    <style:style style:name="T337" style:parent-style-name="tagcolor" style:family="text">
      <style:text-properties style:font-name="Consolas" fo:color="#0000CD" fo:font-size="11.5pt" style:font-size-asian="11.5pt" style:font-size-complex="11.5pt" fo:language="en" fo:country="IN"/>
    </style:style>
    <style:style style:name="P338" style:parent-style-name="Normal" style:family="paragraph">
      <style:paragraph-properties fo:widows="2" fo:orphans="2" style:vertical-align="auto" fo:margin-top="0.2in" fo:margin-bottom="0.2in" fo:background-color="#FFFFFF"/>
      <style:text-properties fo:hyphenate="true"/>
    </style:style>
    <style:style style:name="T339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40" style:parent-style-name="DefaultParagraphFont" style:family="text">
      <style:text-properties style:font-name="Consolas" style:font-name-asian="Times New Roman" style:font-name-complex="Courier New" fo:color="#DC143C" style:letter-kerning="false" fo:language="en" fo:country="IN" style:language-asian="en" style:country-asian="IN" style:language-complex="ar" style:country-complex="SA"/>
    </style:style>
    <style:style style:name="T341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42" style:parent-style-name="DefaultParagraphFont" style:family="text">
      <style:text-properties style:font-name="Consolas" style:font-name-asian="Times New Roman" style:font-name-complex="Courier New" fo:color="#DC143C" style:letter-kerning="false" fo:language="en" fo:country="IN" style:language-asian="en" style:country-asian="IN" style:language-complex="ar" style:country-complex="SA"/>
    </style:style>
    <style:style style:name="T343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344" style:parent-style-name="Normal" style:family="paragraph">
      <style:paragraph-properties fo:widows="2" fo:orphans="2" style:vertical-align="auto" fo:margin-top="0.2in" fo:margin-bottom="0.2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345" style:parent-style-name="Normal" style:family="paragraph">
      <style:paragraph-properties fo:widows="2" fo:orphans="2" style:vertical-align="auto" fo:margin-bottom="0.1041in" fo:background-color="#E7E9EB"/>
      <style:text-properties style:font-name="Segoe UI" style:font-name-asian="Times New Roman" style:font-name-complex="Segoe UI" fo:color="#000000" style:letter-kerning="false" fo:font-size="18pt" style:font-size-asian="18pt" style:font-size-complex="18pt" fo:language="en" fo:country="IN" style:language-asian="en" style:country-asian="IN" style:language-complex="ar" style:country-complex="SA" fo:hyphenate="true"/>
    </style:style>
    <style:style style:name="P346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347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48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49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50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51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52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53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54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55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56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57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58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59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60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61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62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63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64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65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66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67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68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69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70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71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72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73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74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75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76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77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378" style:parent-style-name="Normal" style:family="paragraph">
      <style:paragraph-properties fo:widows="2" fo:orphans="2" style:vertical-align="auto" fo:background-color="#FFFFFF"/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379" style:parent-style-name="Normal" style:family="paragraph">
      <style:paragraph-properties fo:widows="2" fo:orphans="2" style:vertical-align="auto" fo:margin-top="0.2in" fo:margin-bottom="0.2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380" style:parent-style-name="Normal" style:family="paragraph">
      <style:paragraph-properties fo:widows="2" fo:orphans="2" style:vertical-align="auto" fo:margin-top="0.2in" fo:margin-bottom="0.2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381" style:parent-style-name="Normal" style:family="paragraph">
      <style:paragraph-properties fo:widows="2" fo:orphans="2" style:vertical-align="auto" fo:margin-top="0.2in" fo:margin-bottom="0.2in" fo:background-color="#FFFFFF"/>
      <style:text-properties fo:hyphenate="true"/>
    </style:style>
    <style:style style:name="T382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83" style:parent-style-name="DefaultParagraphFont" style:family="text">
      <style:text-properties style:font-name="Consolas" style:font-name-asian="Times New Roman" style:font-name-complex="Courier New" fo:color="#DC143C" style:letter-kerning="false" fo:language="en" fo:country="IN" style:language-asian="en" style:country-asian="IN" style:language-complex="ar" style:country-complex="SA"/>
    </style:style>
    <style:style style:name="T384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85" style:parent-style-name="DefaultParagraphFont" style:family="text">
      <style:text-properties style:font-name="Consolas" style:font-name-asian="Times New Roman" style:font-name-complex="Courier New" fo:color="#DC143C" style:letter-kerning="false" fo:language="en" fo:country="IN" style:language-asian="en" style:country-asian="IN" style:language-complex="ar" style:country-complex="SA"/>
    </style:style>
    <style:style style:name="T386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87" style:parent-style-name="DefaultParagraphFont" style:family="text">
      <style:text-properties style:font-name="Consolas" style:font-name-asian="Times New Roman" style:font-name-complex="Courier New" fo:color="#DC143C" style:letter-kerning="false" fo:language="en" fo:country="IN" style:language-asian="en" style:country-asian="IN" style:language-complex="ar" style:country-complex="SA"/>
    </style:style>
    <style:style style:name="T388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389" style:parent-style-name="Normal" style:family="paragraph">
      <style:paragraph-properties fo:widows="2" fo:orphans="2" style:vertical-align="auto" fo:margin-bottom="0.1041in" fo:background-color="#E7E9EB"/>
      <style:text-properties style:font-name="Segoe UI" style:font-name-asian="Times New Roman" style:font-name-complex="Segoe UI" fo:color="#000000" style:letter-kerning="false" fo:font-size="18pt" style:font-size-asian="18pt" style:font-size-complex="18pt" fo:language="en" fo:country="IN" style:language-asian="en" style:country-asian="IN" style:language-complex="ar" style:country-complex="SA" fo:hyphenate="true"/>
    </style:style>
    <style:style style:name="P390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391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92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93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94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95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96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97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98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399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00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01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02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03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04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05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06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07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08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09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10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11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12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13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14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15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16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17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18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19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20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21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22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23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24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25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26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27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28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29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430" style:parent-style-name="Normal" style:family="paragraph">
      <style:paragraph-properties fo:widows="2" fo:orphans="2" style:vertical-align="auto" fo:background-color="#FFFFFF"/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431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432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33" style:parent-style-name="DefaultParagraphFont" style:family="text">
      <style:text-properties fo:language="en" fo:country="IN"/>
    </style:style>
    <style:style style:name="T434" style:parent-style-name="DefaultParagraphFont" style:family="text">
      <style:text-properties fo:language="en" fo:country="IN"/>
    </style:style>
    <style:style style:name="T435" style:parent-style-name="DefaultParagraphFont" style:family="text">
      <style:text-properties fo:language="en" fo:country="IN"/>
    </style:style>
    <style:style style:name="T436" style:parent-style-name="DefaultParagraphFont" style:family="text">
      <style:text-properties fo:language="en" fo:country="IN"/>
    </style:style>
    <style:style style:name="T437" style:parent-style-name="DefaultParagraphFont" style:family="text">
      <style:text-properties fo:language="en" fo:country="IN"/>
    </style:style>
    <style:style style:name="T438" style:parent-style-name="DefaultParagraphFont" style:family="text">
      <style:text-properties fo:language="en" fo:country="IN"/>
    </style:style>
    <style:style style:name="T439" style:parent-style-name="DefaultParagraphFont" style:family="text">
      <style:text-properties fo:language="en" fo:country="IN"/>
    </style:style>
    <style:style style:name="T440" style:parent-style-name="DefaultParagraphFont" style:family="text">
      <style:text-properties fo:language="en" fo:country="IN"/>
    </style:style>
    <style:style style:name="T441" style:parent-style-name="DefaultParagraphFont" style:family="text">
      <style:text-properties fo:language="en" fo:country="IN"/>
    </style:style>
    <style:style style:name="T442" style:parent-style-name="DefaultParagraphFont" style:family="text">
      <style:text-properties fo:language="en" fo:country="IN"/>
    </style:style>
    <style:style style:name="T443" style:parent-style-name="DefaultParagraphFont" style:family="text">
      <style:text-properties fo:language="en" fo:country="IN"/>
    </style:style>
    <style:style style:name="T444" style:parent-style-name="DefaultParagraphFont" style:family="text">
      <style:text-properties fo:language="en" fo:country="IN"/>
    </style:style>
    <style:style style:name="T445" style:parent-style-name="DefaultParagraphFont" style:family="text">
      <style:text-properties fo:language="en" fo:country="IN"/>
    </style:style>
    <style:style style:name="T446" style:parent-style-name="DefaultParagraphFont" style:family="text">
      <style:text-properties fo:language="en" fo:country="IN"/>
    </style:style>
    <style:style style:name="T447" style:parent-style-name="DefaultParagraphFont" style:family="text">
      <style:text-properties fo:language="en" fo:country="IN"/>
    </style:style>
    <style:style style:name="T448" style:parent-style-name="DefaultParagraphFont" style:family="text">
      <style:text-properties fo:language="en" fo:country="IN"/>
    </style:style>
    <style:style style:name="T449" style:parent-style-name="DefaultParagraphFont" style:family="text">
      <style:text-properties fo:language="en" fo:country="IN"/>
    </style:style>
    <style:style style:name="T450" style:parent-style-name="DefaultParagraphFont" style:family="text">
      <style:text-properties fo:language="en" fo:country="IN"/>
    </style:style>
    <style:style style:name="T451" style:parent-style-name="DefaultParagraphFont" style:family="text">
      <style:text-properties fo:language="en" fo:country="IN"/>
    </style:style>
    <style:style style:name="T452" style:parent-style-name="DefaultParagraphFont" style:family="text">
      <style:text-properties fo:language="en" fo:country="IN"/>
    </style:style>
    <style:style style:name="T453" style:parent-style-name="DefaultParagraphFont" style:family="text">
      <style:text-properties fo:language="en" fo:country="IN"/>
    </style:style>
    <style:style style:name="T454" style:parent-style-name="DefaultParagraphFont" style:family="text">
      <style:text-properties fo:language="en" fo:country="IN"/>
    </style:style>
    <style:style style:name="T455" style:parent-style-name="DefaultParagraphFont" style:family="text">
      <style:text-properties fo:language="en" fo:country="IN"/>
    </style:style>
    <style:style style:name="T456" style:parent-style-name="DefaultParagraphFont" style:family="text">
      <style:text-properties fo:language="en" fo:country="IN"/>
    </style:style>
    <style:style style:name="T457" style:parent-style-name="DefaultParagraphFont" style:family="text">
      <style:text-properties fo:language="en" fo:country="IN"/>
    </style:style>
    <style:style style:name="T458" style:parent-style-name="DefaultParagraphFont" style:family="text">
      <style:text-properties fo:language="en" fo:country="IN"/>
    </style:style>
    <style:style style:name="T459" style:parent-style-name="DefaultParagraphFont" style:family="text">
      <style:text-properties fo:language="en" fo:country="IN"/>
    </style:style>
    <style:style style:name="T460" style:parent-style-name="DefaultParagraphFont" style:family="text">
      <style:text-properties fo:language="en" fo:country="IN"/>
    </style:style>
    <style:style style:name="T461" style:parent-style-name="DefaultParagraphFont" style:family="text">
      <style:text-properties fo:language="en" fo:country="IN"/>
    </style:style>
    <style:style style:name="T462" style:parent-style-name="DefaultParagraphFont" style:family="text">
      <style:text-properties fo:language="en" fo:country="IN"/>
    </style:style>
    <style:style style:name="T463" style:parent-style-name="DefaultParagraphFont" style:family="text">
      <style:text-properties fo:language="en" fo:country="IN"/>
    </style:style>
    <style:style style:name="T464" style:parent-style-name="DefaultParagraphFont" style:family="text">
      <style:text-properties fo:language="en" fo:country="IN"/>
    </style:style>
    <style:style style:name="T465" style:parent-style-name="DefaultParagraphFont" style:family="text">
      <style:text-properties fo:language="en" fo:country="IN"/>
    </style:style>
    <style:style style:name="T466" style:parent-style-name="DefaultParagraphFont" style:family="text">
      <style:text-properties fo:language="en" fo:country="IN"/>
    </style:style>
    <style:style style:name="T467" style:parent-style-name="DefaultParagraphFont" style:family="text">
      <style:text-properties fo:language="en" fo:country="IN"/>
    </style:style>
    <style:style style:name="T468" style:parent-style-name="DefaultParagraphFont" style:family="text">
      <style:text-properties fo:language="en" fo:country="IN"/>
    </style:style>
    <style:style style:name="P469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470" style:parent-style-name="DefaultParagraphFont" style:family="text">
      <style:text-properties fo:language="en" fo:country="IN"/>
    </style:style>
    <style:style style:name="T471" style:parent-style-name="DefaultParagraphFont" style:family="text">
      <style:text-properties style:font-name="Verdana" fo:color="#000000" fo:background-color="#FFFFFF" fo:language="en" fo:country="IN"/>
    </style:style>
    <style:style style:name="T472" style:parent-style-name="DefaultParagraphFont" style:family="text">
      <style:text-properties fo:language="en" fo:country="IN"/>
    </style:style>
    <style:style style:name="P473" style:parent-style-name="Normal" style:family="paragraph">
      <style:paragraph-properties fo:widows="2" fo:orphans="2" style:vertical-align="auto" fo:background-color="#FFFFFF"/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474" style:parent-style-name="Normal" style:family="paragraph">
      <style:paragraph-properties fo:widows="2" fo:orphans="2" style:vertical-align="auto" fo:background-color="#FFFFFF"/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475" style:parent-style-name="Normal" style:family="paragraph">
      <style:paragraph-properties fo:widows="2" fo:orphans="2" style:vertical-align="auto" fo:margin-top="0.2in" fo:margin-bottom="0.2in" fo:background-color="#FFFFFF"/>
      <style:text-properties fo:hyphenate="true"/>
    </style:style>
    <style:style style:name="T476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77" style:parent-style-name="DefaultParagraphFont" style:family="text">
      <style:text-properties style:font-name="Consolas" style:font-name-asian="Times New Roman" style:font-name-complex="Courier New" fo:color="#DC143C" style:letter-kerning="false" fo:font-size="10pt" style:font-size-asian="10pt" style:font-size-complex="10pt" fo:language="en" fo:country="IN" style:language-asian="en" style:country-asian="IN" style:language-complex="ar" style:country-complex="SA"/>
    </style:style>
    <style:style style:name="T478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479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480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81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82" style:parent-style-name="DefaultParagraphFont" style:family="text">
      <style:text-properties style:font-name="Consolas" style:font-name-asian="Times New Roman" style:font-name-complex="Times New Roman" fo:color="#FF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83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8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85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8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87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88" style:parent-style-name="DefaultParagraphFont" style:family="text">
      <style:text-properties style:font-name="Consolas" style:font-name-asian="Times New Roman" style:font-name-complex="Times New Roman" fo:color="#A52A2A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89" style:parent-style-name="DefaultParagraphFont" style:family="text">
      <style:text-properties style:font-name="Consolas" style:font-name-asian="Times New Roman" style:font-name-complex="Times New Roman" fo:color="#0000CD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490" style:parent-style-name="Normal" style:family="paragraph">
      <style:paragraph-properties fo:widows="2" fo:orphans="2" style:vertical-align="auto" fo:background-color="#FFFFFF"/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491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492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9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94" style:parent-style-name="DefaultParagraphFont" style:family="text"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495" style:parent-style-name="Normal" style:family="paragraph">
      <style:paragraph-properties fo:widows="2" fo:orphans="2" style:vertical-align="auto" fo:margin-top="0.2in" fo:margin-bottom="0.2in" fo:background-color="#FFFFFF"/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496" style:parent-style-name="Normal" style:family="paragraph">
      <style:paragraph-properties fo:widows="2" fo:orphans="2" style:vertical-align="auto" fo:margin-top="0.2in" fo:margin-bottom="0.2in" fo:background-color="#FFFFFF"/>
      <style:text-properties fo:hyphenate="true"/>
    </style:style>
    <style:style style:name="T497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498" style:parent-style-name="DefaultParagraphFont" style:family="text">
      <style:text-properties style:font-name="Consolas" style:font-name-asian="Times New Roman" style:font-name-complex="Courier New" fo:color="#DC143C" style:letter-kerning="false" fo:font-size="10pt" style:font-size-asian="10pt" style:font-size-complex="10pt" fo:language="en" fo:country="IN" style:language-asian="en" style:country-asian="IN" style:language-complex="ar" style:country-complex="SA"/>
    </style:style>
    <style:style style:name="T499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500" style:parent-style-name="Normal" style:family="paragraph">
      <style:paragraph-properties fo:widows="2" fo:orphans="2" style:vertical-align="auto" fo:margin-top="0.2in" fo:margin-bottom="0.2in" fo:background-color="#FFFFFF"/>
      <style:text-properties fo:hyphenate="true"/>
    </style:style>
    <style:style style:name="T501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T502" style:parent-style-name="DefaultParagraphFont" style:family="text">
      <style:text-properties style:font-name="Consolas" style:font-name-asian="Times New Roman" style:font-name-complex="Courier New" fo:color="#DC143C" style:letter-kerning="false" fo:font-size="10pt" style:font-size-asian="10pt" style:font-size-complex="10pt" fo:language="en" fo:country="IN" style:language-asian="en" style:country-asian="IN" style:language-complex="ar" style:country-complex="SA"/>
    </style:style>
    <style:style style:name="T503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504" style:parent-style-name="Normal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505" style:parent-style-name="DefaultParagraphFont" style:family="text">
      <style:text-properties style:font-name="Consolas" style:font-name-asian="Times New Roman" style:font-name-complex="Courier New" fo:color="#DC143C" style:letter-kerning="false" fo:font-size="10pt" style:font-size-asian="10pt" style:font-size-complex="10pt" fo:language="en" fo:country="IN" style:language-asian="en" style:country-asian="IN" style:language-complex="ar" style:country-complex="SA"/>
    </style:style>
    <style:style style:name="T506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507" style:parent-style-name="Normal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508" style:parent-style-name="DefaultParagraphFont" style:family="text">
      <style:text-properties style:font-name="Consolas" style:font-name-asian="Times New Roman" style:font-name-complex="Courier New" fo:color="#DC143C" style:letter-kerning="false" fo:font-size="10pt" style:font-size-asian="10pt" style:font-size-complex="10pt" fo:language="en" fo:country="IN" style:language-asian="en" style:country-asian="IN" style:language-complex="ar" style:country-complex="SA"/>
    </style:style>
    <style:style style:name="T509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510" style:parent-style-name="Normal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511" style:parent-style-name="DefaultParagraphFont" style:family="text">
      <style:text-properties style:font-name="Consolas" style:font-name-asian="Times New Roman" style:font-name-complex="Courier New" fo:color="#DC143C" style:letter-kerning="false" fo:font-size="10pt" style:font-size-asian="10pt" style:font-size-complex="10pt" fo:language="en" fo:country="IN" style:language-asian="en" style:country-asian="IN" style:language-complex="ar" style:country-complex="SA"/>
    </style:style>
    <style:style style:name="T512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513" style:parent-style-name="Normal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514" style:parent-style-name="DefaultParagraphFont" style:family="text">
      <style:text-properties style:font-name="Consolas" style:font-name-asian="Times New Roman" style:font-name-complex="Courier New" fo:color="#DC143C" style:letter-kerning="false" fo:font-size="10pt" style:font-size-asian="10pt" style:font-size-complex="10pt" fo:language="en" fo:country="IN" style:language-asian="en" style:country-asian="IN" style:language-complex="ar" style:country-complex="SA"/>
    </style:style>
    <style:style style:name="T515" style:parent-style-name="DefaultParagraphFont" style:family="text">
      <style:text-properties style:font-name="Verdana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/>
    </style:style>
    <style:style style:name="P516" style:parent-style-name="Normal" style:family="paragraph">
      <style:paragraph-properties fo:widows="2" fo:orphans="2" style:vertical-align="auto" fo:background-color="#FFFFFF"/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517" style:parent-style-name="Normal" style:family="paragraph">
      <style:paragraph-properties fo:widows="2" fo:orphans="2" style:vertical-align="auto" fo:background-color="#FFFFFF"/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518" style:parent-style-name="Normal" style:family="paragraph">
      <style:paragraph-properties fo:widows="2" fo:orphans="2" style:vertical-align="auto" fo:background-color="#FFFFFF"/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519" style:parent-style-name="Normal" style:family="paragraph">
      <style:paragraph-properties fo:widows="2" fo:orphans="2" style:vertical-align="auto" fo:margin-top="0.1666in" fo:margin-bottom="0.1666in" fo:background-color="#FFFFFF"/>
      <style:text-properties fo:language="en" fo:country="IN" fo:hyphenate="true"/>
    </style:style>
    <style:style style:name="P520" style:parent-style-name="ListParagraph" style:family="paragraph">
      <style:paragraph-properties fo:widows="2" fo:orphans="2" style:vertical-align="auto" fo:margin-top="0.1666in" fo:margin-bottom="0.1666in" fo:background-color="#FFFFFF"/>
      <style:text-properties style:font-name="Consolas" style:font-name-asian="Times New Roman" style:font-name-complex="Times New Roman" fo:color="#000000" style:letter-kerning="false" fo:font-size="11.5pt" style:font-size-asian="11.5pt" style:font-size-complex="11.5pt" fo:language="en" fo:country="IN" style:language-asian="en" style:country-asian="IN" style:language-complex="ar" style:country-complex="SA" fo:hyphenate="true"/>
    </style:style>
    <style:style style:name="P521" style:parent-style-name="Standard" style:family="paragraph">
      <style:paragraph-properties fo:margin-left="0.5in">
        <style:tab-stops/>
      </style:paragraph-properties>
      <style:text-properties fo:language="en" fo:country="IN"/>
    </style:style>
    <style:style style:name="P522" style:parent-style-name="Standard" style:family="paragraph">
      <style:paragraph-properties fo:margin-left="0.5in">
        <style:tab-stops/>
      </style:paragraph-properties>
      <style:text-properties fo:language="en" fo:country="IN"/>
    </style:style>
    <style:style style:name="P523" style:parent-style-name="Standard" style:family="paragraph">
      <style:text-properties fo:language="en" fo:country="IN"/>
    </style:style>
    <style:style style:family="graphic" style:name="a0">
      <style:graphic-properties style:wrap="parallel" style:wrap-contour="false" style:writing-mode="lr-tb" draw:fill="solid" draw:fill-color="#000000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Q1.<text:s/></text:span><text:span text:style-name="T3">What</text:span><text:span text:style-name="T4">t<text:s/></text:span><text:span text:style-name="T5">are</text:span><text:span text:style-name="T6"><text:s/></text:span><text:span text:style-name="T7">in</text:span><text:span text:style-name="T8">l</text:span><text:span text:style-name="T9">ine</text:span><text:span text:style-name="T10"><text:s/></text:span><text:span text:style-name="T11">and</text:span><text:span text:style-name="T12"><text:s/>bl</text:span><text:span text:style-name="T13">ock</text:span><text:span text:style-name="T14"><text:s/></text:span><text:span text:style-name="T15">e</text:span><text:span text:style-name="T16">l</text:span><text:span text:style-name="T17">emen</text:span><text:span text:style-name="T18">t</text:span><text:span text:style-name="T19">s</text:span><text:span text:style-name="T20"><text:s/></text:span><text:span text:style-name="T21">in</text:span><text:span text:style-name="T22"><text:s/></text:span><text:span text:style-name="T23">HTML</text:span><text:span text:style-name="T24"><text:s/></text:span><text:span text:style-name="T25">and</text:span><text:span text:style-name="T26"><text:s/>t</text:span><text:span text:style-name="T27">he</text:span><text:span text:style-name="T28"><text:s/></text:span><text:span text:style-name="T29">difference</text:span><text:span text:style-name="T30"><text:s/>b</text:span><text:span text:style-name="T31">e</text:span><text:span text:style-name="T32">t</text:span><text:span text:style-name="T33">ween</text:span><text:span text:style-name="T34"><text:s/></text:span><text:span text:style-name="T35">t</text:span><text:span text:style-name="T36">hem. Name</text:span><text:span text:style-name="T37"><text:s/>a</text:span><text:span text:style-name="T38"><text:s/></text:span><text:span text:style-name="T39">few</text:span><text:span text:style-name="T40"><text:s/></text:span><text:span text:style-name="T41">in</text:span><text:span text:style-name="T42">l</text:span><text:span text:style-name="T43">ine</text:span><text:span text:style-name="T44"><text:s/></text:span><text:span text:style-name="T45">e</text:span><text:span text:style-name="T46">l</text:span><text:span text:style-name="T47">emen</text:span><text:span text:style-name="T48">t</text:span><text:span text:style-name="T49">s</text:span><text:span text:style-name="T50"><text:s/></text:span><text:span text:style-name="T51">and</text:span><text:span text:style-name="T52"><text:s/>bl</text:span><text:span text:style-name="T53">ock</text:span><text:span text:style-name="T54"><text:s/></text:span><text:span text:style-name="T55">e</text:span><text:span text:style-name="T56">l</text:span><text:span text:style-name="T57">emen</text:span><text:span text:style-name="T58">t</text:span><text:span text:style-name="T59">s</text:span><text:span text:style-name="T60">?</text:span></text:p>
      <text:p text:style-name="Standard"><text:span text:style-name="T61">Ans1.</text:span><text:span text:style-name="T62"><text:s/></text:span><text:span text:style-name="T63">Inline elements are </text:span><text:span text:style-name="T64">those which only occupy the space bounded by the tags defining the element,<text:s/></text:span><text:span text:style-name="T65">instead of breaking the flow of the content</text:span><text:span text:style-name="T66">.</text:span></text:p>
      <text:p text:style-name="P67">The following elements are inline by<text:s/>default:</text:p>
      <text:list text:style-name="LFO1" text:continue-numbering="true">
        <text:list-item>
          <text:p text:style-name="P68"><text:a xlink:href="https://developer.mozilla.org/en-US/docs/Web/HTML/Element/a" office:target-frame-name="_top" xlink:show="replace"><text:span text:style-name="T69">&lt;a&gt;</text:span></text:a></text:p>
        </text:list-item>
        <text:list-item>
          <text:p text:style-name="P70"><text:a xlink:href="https://developer.mozilla.org/en-US/docs/Web/HTML/Element/audio" office:target-frame-name="_top" xlink:show="replace"><text:span text:style-name="T71">&lt;audio&gt;</text:span></text:a><text:span text:style-name="T72"> (if it has visible controls)</text:span></text:p>
        </text:list-item>
        <text:list-item>
          <text:p text:style-name="P73"><text:a xlink:href="https://developer.mozilla.org/en-US/docs/Web/HTML/Element/b" office:target-frame-name="_top" xlink:show="replace"><text:span text:style-name="T74">&lt;b&gt;</text:span></text:a></text:p>
        </text:list-item>
        <text:list-item>
          <text:p text:style-name="P75"><text:a xlink:href="https://developer.mozilla.org/en-US/docs/Web/HTML/Element/br" office:target-frame-name="_top" xlink:show="replace"><text:span text:style-name="T76">&lt;br&gt;</text:span></text:a></text:p>
        </text:list-item>
        <text:list-item>
          <text:p text:style-name="P77"><text:a xlink:href="https://developer.mozilla.org/en-US/docs/Web/HTML/Element/button" office:target-frame-name="_top" xlink:show="replace"><text:span text:style-name="T78">&lt;butto</text:span><text:span text:style-name="T79">n&gt;</text:span></text:a></text:p>
        </text:list-item>
        <text:list-item>
          <text:p text:style-name="P80"><text:a xlink:href="https://developer.mozilla.org/en-US/docs/Web/HTML/Element/canvas" office:target-frame-name="_top" xlink:show="replace"><text:span text:style-name="T81">&lt;canvas&gt;</text:span></text:a></text:p>
        </text:list-item>
        <text:list-item>
          <text:p text:style-name="P82"><text:a xlink:href="https://developer.mozilla.org/en-US/docs/Web/HTML/Element/cite" office:target-frame-name="_top" xlink:show="replace"><text:span text:style-name="T83">&lt;cite&gt;</text:span></text:a></text:p>
        </text:list-item>
        <text:list-item>
          <text:p text:style-name="P84"><text:a xlink:href="https://developer.mozilla.org/en-US/docs/Web/HTML/Element/code" office:target-frame-name="_top" xlink:show="replace"><text:span text:style-name="T85">&lt;code&gt;</text:span></text:a></text:p>
        </text:list-item>
        <text:list-item>
          <text:p text:style-name="P86"><text:a xlink:href="https://developer.mozilla.org/en-US/docs/Web/HTML/Element/data" office:target-frame-name="_top" xlink:show="replace"><text:span text:style-name="T87">&lt;data&gt;</text:span></text:a></text:p>
        </text:list-item>
        <text:list-item>
          <text:p text:style-name="P88"><text:a xlink:href="https://developer.mozilla.org/en-US/docs/Web/HTML/Element/datalist" office:target-frame-name="_top" xlink:show="replace"><text:span text:style-name="T89">&lt;datalist&gt;</text:span></text:a></text:p>
        </text:list-item>
        <text:list-item>
          <text:p text:style-name="P90"><text:a xlink:href="https://developer.mozilla.org/en-US/docs/Web/HTML/Element/del" office:target-frame-name="_top" xlink:show="replace"><text:span text:style-name="T91">&lt;del&gt;</text:span></text:a></text:p>
        </text:list-item>
        <text:list-item>
          <text:p text:style-name="P92"><text:a xlink:href="https://developer.mozilla.org/en-US/docs/Web/HTML/Element/embed" office:target-frame-name="_top" xlink:show="replace"><text:span text:style-name="T93">&lt;embed&gt;</text:span></text:a></text:p>
        </text:list-item>
        <text:list-item>
          <text:p text:style-name="P94"><text:a xlink:href="https://developer.mozilla.org/en-US/docs/Web/HTML/Element/i" office:target-frame-name="_top" xlink:show="replace"><text:span text:style-name="T95">&lt;i&gt;</text:span></text:a></text:p>
        </text:list-item>
        <text:list-item>
          <text:p text:style-name="P96"><text:a xlink:href="https://developer.mozilla.org/en-US/docs/Web/HTML/Element/iframe" office:target-frame-name="_top" xlink:show="replace"><text:span text:style-name="T97">&lt;iframe&gt;</text:span></text:a></text:p>
        </text:list-item>
        <text:list-item>
          <text:p text:style-name="P98"><text:a xlink:href="https://developer.mozilla.org/en-US/docs/Web/HTML/Element/img" office:target-frame-name="_top" xlink:show="replace"><text:span text:style-name="T99">&lt;img&gt;</text:span></text:a></text:p>
        </text:list-item>
        <text:list-item>
          <text:p text:style-name="P100"><text:a xlink:href="https://developer.mozilla.org/en-US/docs/Web/HTML/Element/input" office:target-frame-name="_top" xlink:show="replace"><text:span text:style-name="T101">&lt;input&gt;</text:span></text:a></text:p>
        </text:list-item>
        <text:list-item>
          <text:p text:style-name="P102"><text:a xlink:href="https://developer.mozilla.org/en-US/docs/Web/HTML/Element/ins" office:target-frame-name="_top" xlink:show="replace"><text:span text:style-name="T103">&lt;ins&gt;</text:span></text:a></text:p>
        </text:list-item>
        <text:list-item>
          <text:p text:style-name="P104"><text:a xlink:href="https://developer.mozilla.org/en-US/docs/Web/HTML/Element/kbd" office:target-frame-name="_top" xlink:show="replace"><text:span text:style-name="T105">&lt;kbd&gt;</text:span></text:a></text:p>
        </text:list-item>
        <text:list-item>
          <text:p text:style-name="P106"><text:a xlink:href="https://developer.mozilla.org/en-US/docs/Web/HTML/Element/label" office:target-frame-name="_top" xlink:show="replace"><text:span text:style-name="T107">&lt;label&gt;</text:span></text:a></text:p>
        </text:list-item>
        <text:list-item>
          <text:p text:style-name="P108"><text:a xlink:href="https://developer.mozilla.org/en-US/docs/Web/HTML/Element/map" office:target-frame-name="_top" xlink:show="replace"><text:span text:style-name="T109">&lt;map&gt;</text:span></text:a></text:p>
        </text:list-item>
        <text:list-item>
          <text:p text:style-name="P110"><text:a xlink:href="https://developer.mozilla.org/en-US/docs/Web/HTML/Element/mark" office:target-frame-name="_top" xlink:show="replace"><text:span text:style-name="T111">&lt;mark&gt;</text:span></text:a></text:p>
        </text:list-item>
        <text:list-item>
          <text:p text:style-name="P112"><text:a xlink:href="https://developer.mozilla.org/en-US/docs/Web/HTML/Element/meter" office:target-frame-name="_top" xlink:show="replace"><text:span text:style-name="T113">&lt;meter&gt;</text:span></text:a></text:p>
        </text:list-item>
        <text:list-item>
          <text:p text:style-name="P114"><text:a xlink:href="https://developer.mozilla.org/en-US/docs/Web/HTML/Element/noscript" office:target-frame-name="_top" xlink:show="replace"><text:span text:style-name="T115">&lt;noscript&gt;</text:span></text:a></text:p>
        </text:list-item>
        <text:list-item>
          <text:p text:style-name="P116"><text:a xlink:href="https://developer.mozilla.org/en-US/docs/Web/HTML/Element/object" office:target-frame-name="_top" xlink:show="replace"><text:span text:style-name="T117">&lt;object&gt;</text:span></text:a></text:p>
        </text:list-item>
        <text:list-item>
          <text:p text:style-name="P118"><text:a xlink:href="https://developer.mozilla.org/en-US/docs/Web/HTML/Element/output" office:target-frame-name="_top" xlink:show="replace"><text:span text:style-name="T119">&lt;output&gt;</text:span></text:a></text:p>
        </text:list-item>
        <text:list-item>
          <text:p text:style-name="P120"><text:a xlink:href="https://developer.mozilla.org/en-US/docs/Web/HTML/Element/picture" office:target-frame-name="_top" xlink:show="replace"><text:span text:style-name="T121">&lt;picture&gt;</text:span></text:a></text:p>
        </text:list-item>
        <text:list-item>
          <text:p text:style-name="P122"><text:a xlink:href="https://developer.mozilla.org/en-US/docs/Web/HTML/Element/progress" office:target-frame-name="_top" xlink:show="replace"><text:span text:style-name="T123">&lt;progress&gt;</text:span></text:a></text:p>
        </text:list-item>
        <text:list-item>
          <text:p text:style-name="P124"><text:a xlink:href="https://developer.mozilla.org/en-US/docs/Web/HTML/Element/q" office:target-frame-name="_top" xlink:show="replace"><text:span text:style-name="T125">&lt;q&gt;</text:span></text:a></text:p>
        </text:list-item>
        <text:list-item>
          <text:p text:style-name="P126"><text:a xlink:href="https://developer.mozilla.org/en-US/docs/Web/HTML/Element/ruby" office:target-frame-name="_top" xlink:show="replace"><text:span text:style-name="T127">&lt;ruby&gt;</text:span></text:a></text:p>
        </text:list-item>
        <text:list-item>
          <text:p text:style-name="P128"><text:a xlink:href="https://developer.mozilla.org/en-US/docs/Web/HTML/Element/s" office:target-frame-name="_top" xlink:show="replace"><text:span text:style-name="T129">&lt;s&gt;</text:span></text:a></text:p>
        </text:list-item>
        <text:list-item>
          <text:p text:style-name="P130"><text:a xlink:href="https://developer.mozilla.org/en-US/docs/Web/HTML/Element/samp" office:target-frame-name="_top" xlink:show="replace"><text:span text:style-name="T131">&lt;samp&gt;</text:span></text:a></text:p>
        </text:list-item>
        <text:list-item>
          <text:p text:style-name="P132"><text:a xlink:href="https://developer.mozilla.org/en-US/docs/Web/HTML/Element/script" office:target-frame-name="_top" xlink:show="replace"><text:span text:style-name="T133">&lt;script&gt;</text:span></text:a></text:p>
        </text:list-item>
        <text:list-item>
          <text:p text:style-name="P134"><text:a xlink:href="https://developer.mozilla.org/en-US/docs/Web/HTML/Element/select" office:target-frame-name="_top" xlink:show="replace"><text:span text:style-name="T135">&lt;select&gt;</text:span></text:a></text:p>
        </text:list-item>
        <text:list-item>
          <text:p text:style-name="P136"><text:a xlink:href="https://developer.mozilla.org/en-US/docs/Web/HTML/Element/slot" office:target-frame-name="_top" xlink:show="replace"><text:span text:style-name="T137">&lt;slot&gt;</text:span></text:a></text:p>
        </text:list-item>
        <text:list-item>
          <text:p text:style-name="P138"><text:a xlink:href="https://developer.mozilla.org/en-US/docs/Web/HTML/Element/small" office:target-frame-name="_top" xlink:show="replace"><text:span text:style-name="T139">&lt;small&gt;</text:span></text:a></text:p>
        </text:list-item>
        <text:list-item>
          <text:p text:style-name="P140"><text:a xlink:href="https://developer.mozilla.org/en-US/docs/Web/HTML/Element/span" office:target-frame-name="_top" xlink:show="replace"><text:span text:style-name="T141">&lt;span&gt;</text:span></text:a></text:p>
        </text:list-item>
        <text:list-item>
          <text:p text:style-name="P142"><text:a xlink:href="https://developer.mozilla.org/en-US/docs/Web/HTML/Element/strong" office:target-frame-name="_top" xlink:show="replace"><text:span text:style-name="T143">&lt;strong&gt;</text:span></text:a></text:p>
        </text:list-item>
        <text:list-item>
          <text:p text:style-name="P144"><text:a xlink:href="https://developer.mozilla.org/en-US/docs/Web/HTML/Element/sub" office:target-frame-name="_top" xlink:show="replace"><text:span text:style-name="T145">&lt;sub&gt;</text:span></text:a></text:p>
        </text:list-item>
        <text:list-item>
          <text:p text:style-name="P146"><text:a xlink:href="https://developer.mozilla.org/en-US/docs/Web/HTML/Element/sup" office:target-frame-name="_top" xlink:show="replace"><text:span text:style-name="T147">&lt;sup&gt;</text:span></text:a></text:p>
        </text:list-item>
        <text:list-item>
          <text:p text:style-name="P148"><text:a xlink:href="https://developer.mozilla.org/en-US/docs/Web/SVG/Element/svg" office:target-frame-name="_top" xlink:show="replace"><text:span text:style-name="T149">&lt;svg&gt;</text:span></text:a></text:p>
        </text:list-item>
        <text:list-item>
          <text:p text:style-name="P150"><text:a xlink:href="https://developer.mozilla.org/en-US/docs/Web/HTML/Element/template" office:target-frame-name="_top" xlink:show="replace"><text:span text:style-name="T151">&lt;template&gt;</text:span></text:a></text:p>
        </text:list-item>
        <text:list-item>
          <text:p text:style-name="P152"><text:a xlink:href="https://developer.mozilla.org/en-US/docs/Web/HTML/Element/textarea" office:target-frame-name="_top" xlink:show="replace"><text:span text:style-name="T153">&lt;textarea&gt;</text:span></text:a></text:p>
        </text:list-item>
        <text:list-item>
          <text:p text:style-name="P154"><text:a xlink:href="https://developer.mozilla.org/en-US/docs/Web/HTML/Element/time" office:target-frame-name="_top" xlink:show="replace"><text:span text:style-name="T155">&lt;time&gt;</text:span></text:a></text:p>
        </text:list-item>
        <text:list-item>
          <text:p text:style-name="P156"><text:a xlink:href="https://developer.mozilla.org/en-US/docs/Web/HTML/Element/u" office:target-frame-name="_top" xlink:show="replace"><text:span text:style-name="T157">&lt;u&gt;</text:span></text:a></text:p>
        </text:list-item>
        <text:list-item>
          <text:p text:style-name="P158"><text:a xlink:href="https://developer.mozilla.org/en-US/docs/Web/HTML/Element/tt" office:target-frame-name="_top" xlink:show="replace"><text:span text:style-name="T159">&lt;tt&gt;</text:span></text:a></text:p>
        </text:list-item>
        <text:list-item>
          <text:p text:style-name="P160"><text:a xlink:href="https://developer.mozilla.org/en-US/docs/Web/HTML/Element/var" office:target-frame-name="_top" xlink:show="replace"><text:span text:style-name="T161">&lt;var&gt;</text:span></text:a></text:p>
        </text:list-item>
        <text:list-item>
          <text:p text:style-name="P162"><text:a xlink:href="https://developer.mozilla.org/en-US/docs/Web/HTML/Element/video" office:target-frame-name="_top" xlink:show="replace"><text:span text:style-name="T163">&lt;video&gt;</text:span></text:a></text:p>
        </text:list-item>
      </text:list>
      <text:p text:style-name="P164">A block-level element always starts on a new line, and the browsers automatically add some space (a margin) before and after the element.</text:p>
      <text:p text:style-name="P165">A block-level element always takes up the full width available (stretches out to the left and right as far as it can).</text:p>
      <text:p text:style-name="P166"><text:span text:style-name="T167">Two commonly used block elements are: </text:span><text:span text:style-name="T168">&lt;p&gt;</text:span><text:span text:style-name="T169"> and </text:span><text:span text:style-name="T170">&lt;div&gt;</text:span><text:span text:style-name="T171">.</text:span></text:p>
      <text:p text:style-name="P172"><text:span text:style-name="T173">The </text:span><text:span text:style-name="T174">&lt;p&gt;</text:span><text:span text:style-name="T175"> element defines a paragraph in an HTML document.</text:span></text:p>
      <text:p text:style-name="P176"><text:span text:style-name="T177">The </text:span><text:span text:style-name="T178">&lt;div&gt;</text:span><text:span text:style-name="T179"> element defines a division or a section in an HTML document.</text:span></text:p>
      <text:p text:style-name="P180">Here are the block-level elements in HTML:</text:p>
      <text:list text:style-name="LFO2" text:continue-numbering="true">
        <text:list-item>
          <text:p text:style-name="P181"><text:a xlink:href="https://www.w3schools.com/tags/tag_address.asp" office:target-frame-name="_top" xlink:show="replace"><text:span text:style-name="T182">&lt;address&gt;</text:span></text:a></text:p>
        </text:list-item>
        <text:list-item>
          <text:p text:style-name="P183"><text:a xlink:href="https://www.w3schools.com/tags/tag_article.asp" office:target-frame-name="_top" xlink:show="replace"><text:span text:style-name="T184">&lt;article&gt;</text:span></text:a></text:p>
        </text:list-item>
        <text:list-item>
          <text:p text:style-name="P185"><text:a xlink:href="https://www.w3schools.com/tags/tag_aside.asp" office:target-frame-name="_top" xlink:show="replace"><text:span text:style-name="T186">&lt;aside&gt;</text:span></text:a></text:p>
        </text:list-item>
        <text:list-item>
          <text:p text:style-name="P187"><text:a xlink:href="https://www.w3schools.com/tags/tag_blockquote.asp" office:target-frame-name="_top" xlink:show="replace"><text:span text:style-name="T188">&lt;blockquote&gt;</text:span></text:a></text:p>
        </text:list-item>
        <text:list-item>
          <text:p text:style-name="P189"><text:a xlink:href="https://www.w3schools.com/tags/tag_canvas.asp" office:target-frame-name="_top" xlink:show="replace"><text:span text:style-name="T190">&lt;canvas&gt;</text:span></text:a></text:p>
        </text:list-item>
        <text:list-item>
          <text:p text:style-name="P191"><text:a xlink:href="https://www.w3schools.com/tags/tag_dd.asp" office:target-frame-name="_top" xlink:show="replace"><text:span text:style-name="T192">&lt;dd&gt;</text:span></text:a></text:p>
        </text:list-item>
        <text:list-item>
          <text:p text:style-name="P193"><text:a xlink:href="https://www.w3schools.com/tags/tag_div.asp" office:target-frame-name="_top" xlink:show="replace"><text:span text:style-name="T194">&lt;div&gt;</text:span></text:a></text:p>
        </text:list-item>
        <text:list-item>
          <text:p text:style-name="P195"><text:a xlink:href="https://www.w3schools.com/tags/tag_dl.asp" office:target-frame-name="_top" xlink:show="replace"><text:span text:style-name="T196">&lt;dl&gt;</text:span></text:a></text:p>
        </text:list-item>
        <text:list-item>
          <text:p text:style-name="P197"><text:a xlink:href="https://www.w3schools.com/tags/tag_dt.asp" office:target-frame-name="_top" xlink:show="replace"><text:span text:style-name="T198">&lt;dt&gt;</text:span></text:a></text:p>
        </text:list-item>
        <text:list-item>
          <text:p text:style-name="P199"><text:a xlink:href="https://www.w3schools.com/tags/tag_fieldset.asp" office:target-frame-name="_top" xlink:show="replace"><text:span text:style-name="T200">&lt;fieldset&gt;</text:span></text:a></text:p>
        </text:list-item>
        <text:list-item>
          <text:p text:style-name="P201"><text:a xlink:href="https://www.w3schools.com/tags/tag_figcaption.asp" office:target-frame-name="_top" xlink:show="replace"><text:span text:style-name="T202">&lt;figcaption&gt;</text:span></text:a></text:p>
        </text:list-item>
        <text:list-item>
          <text:p text:style-name="P203"><text:a xlink:href="https://www.w3schools.com/tags/tag_figure.asp" office:target-frame-name="_top" xlink:show="replace"><text:span text:style-name="T204">&lt;figure&gt;</text:span></text:a></text:p>
        </text:list-item>
        <text:list-item>
          <text:p text:style-name="P205"><text:a xlink:href="https://www.w3schools.com/tags/tag_footer.asp" office:target-frame-name="_top" xlink:show="replace"><text:span text:style-name="T206">&lt;footer&gt;</text:span></text:a></text:p>
        </text:list-item>
        <text:list-item>
          <text:p text:style-name="P207"><text:a xlink:href="https://www.w3schools.com/tags/tag_form.asp" office:target-frame-name="_top" xlink:show="replace"><text:span text:style-name="T208">&lt;form&gt;</text:span></text:a></text:p>
        </text:list-item>
        <text:list-item>
          <text:p text:style-name="P209"><text:a xlink:href="https://www.w3schools.com/tags/tag_hn.asp" office:target-frame-name="_top" xlink:show="replace"><text:span text:style-name="T210">&lt;h1&gt;-&lt;h6&gt;</text:span></text:a></text:p>
        </text:list-item>
        <text:list-item>
          <text:p text:style-name="P211"><text:a xlink:href="https://www.w3schools.com/tags/tag_header.asp" office:target-frame-name="_top" xlink:show="replace"><text:span text:style-name="T212">&lt;header&gt;</text:span></text:a></text:p>
        </text:list-item>
        <text:list-item>
          <text:p text:style-name="P213"><text:a xlink:href="https://www.w3schools.com/tags/tag_hr.asp" office:target-frame-name="_top" xlink:show="replace"><text:span text:style-name="T214">&lt;hr&gt;</text:span></text:a></text:p>
        </text:list-item>
        <text:list-item>
          <text:p text:style-name="P215"><text:a xlink:href="https://www.w3schools.com/tags/tag_li.asp" office:target-frame-name="_top" xlink:show="replace"><text:span text:style-name="T216">&lt;li&gt;</text:span></text:a></text:p>
        </text:list-item>
        <text:list-item>
          <text:p text:style-name="P217"><text:a xlink:href="https://www.w3schools.com/tags/tag_main.asp" office:target-frame-name="_top" xlink:show="replace"><text:span text:style-name="T218">&lt;main&gt;</text:span></text:a></text:p>
        </text:list-item>
        <text:list-item>
          <text:p text:style-name="P219"><text:a xlink:href="https://www.w3schools.com/tags/tag_nav.asp" office:target-frame-name="_top" xlink:show="replace"><text:span text:style-name="T220">&lt;nav&gt;</text:span></text:a></text:p>
        </text:list-item>
        <text:list-item>
          <text:p text:style-name="P221"><text:a xlink:href="https://www.w3schools.com/tags/tag_noscript.asp" office:target-frame-name="_top" xlink:show="replace"><text:span text:style-name="T222">&lt;noscript&gt;</text:span></text:a></text:p>
        </text:list-item>
        <text:list-item>
          <text:p text:style-name="P223"><text:a xlink:href="https://www.w3schools.com/tags/tag_ol.asp" office:target-frame-name="_top" xlink:show="replace"><text:span text:style-name="T224">&lt;ol&gt;</text:span></text:a></text:p>
        </text:list-item>
        <text:list-item>
          <text:p text:style-name="P225"><text:a xlink:href="https://www.w3schools.com/tags/tag_p.asp" office:target-frame-name="_top" xlink:show="replace"><text:span text:style-name="T226">&lt;p&gt;</text:span></text:a></text:p>
        </text:list-item>
        <text:list-item>
          <text:p text:style-name="P227"><text:a xlink:href="https://www.w3schools.com/tags/tag_pre.asp" office:target-frame-name="_top" xlink:show="replace"><text:span text:style-name="T228">&lt;pre&gt;</text:span></text:a></text:p>
        </text:list-item>
        <text:list-item>
          <text:p text:style-name="P229"><text:a xlink:href="https://www.w3schools.com/tags/tag_section.asp" office:target-frame-name="_top" xlink:show="replace"><text:span text:style-name="T230">&lt;section&gt;</text:span></text:a></text:p>
        </text:list-item>
        <text:list-item>
          <text:p text:style-name="P231"><text:a xlink:href="https://www.w3schools.com/tags/tag_table.asp" office:target-frame-name="_top" xlink:show="replace"><text:span text:style-name="T232">&lt;table&gt;</text:span></text:a></text:p>
        </text:list-item>
        <text:list-item>
          <text:p text:style-name="P233"><text:a xlink:href="https://www.w3schools.com/tags/tag_tfoot.asp" office:target-frame-name="_top" xlink:show="replace"><text:span text:style-name="T234">&lt;tfoot&gt;</text:span></text:a></text:p>
        </text:list-item>
        <text:list-item>
          <text:p text:style-name="P235"><text:a xlink:href="https://www.w3schools.com/tags/tag_ul.asp" office:target-frame-name="_top" xlink:show="replace"><text:span text:style-name="T236">&lt;ul&gt;</text:span></text:a></text:p>
        </text:list-item>
        <text:list-item>
          <text:p text:style-name="P237"><text:a xlink:href="https://www.w3schools.com/tags/tag_video.asp" office:target-frame-name="_top" xlink:show="replace"><text:span text:style-name="T238">&lt;video&gt;</text:span></text:a></text:p>
        </text:list-item>
      </text:list>
      <text:p text:style-name="P239">Q2.<text:s/>How<text:s/>to<text:s/>work<text:s/>with<text:s/>images<text:s/>in<text:s/>HTML<text:s/>and<text:s/>explain<text:s/>in<text:s/>detail &lt;img/&gt;<text:s/>important<text:s/>attributes.</text:p>
      <text:p text:style-name="P240">Ans2.<text:s/>The &lt;img&gt; tag is used to embed an image in an HTML page.</text:p>
      <text:p text:style-name="P241">Images are not technically inserted into a web page; images are linked to web pages. The &lt;img&gt; tag creates a holding space for the referenced image.</text:p>
      <text:p text:style-name="P242">The &lt;img&gt; tag has two required attributes:</text:p>
      <text:list text:style-name="LFO3" text:continue-numbering="true">
        <text:list-item>
          <text:p text:style-name="P243">src - Specifies the path to the image</text:p>
        </text:list-item>
        <text:list-item>
          <text:p text:style-name="P244">alt - Specifies an alternate text for the image, if the image for some reason cannot be displayed.</text:p>
        </text:list-item>
        <text:list-item>
          <text:p text:style-name="P245">Syntax</text:p>
        </text:list-item>
      </text:list>
      <text:p text:style-name="P246"><text:span text:style-name="T247">&lt;</text:span><text:span text:style-name="T248">img</text:span><text:span text:style-name="T249"> src</text:span><text:span text:style-name="T250">="</text:span><text:span text:style-name="T251">url</text:span><text:span text:style-name="T252">"</text:span><text:span text:style-name="T253"> alt</text:span><text:span text:style-name="T254">="</text:span><text:span text:style-name="T255">alternatetext</text:span><text:span text:style-name="T256">"&gt;</text:span></text:p>
      <text:p text:style-name="P257"/>
      <text:p text:style-name="P258"><text:span text:style-name="T259">The required </text:span><text:span text:style-name="T260">src</text:span><text:span text:style-name="T261"> attribute specifies the path (URL) to the image.</text:span></text:p>
      <text:p text:style-name="P262"><text:span text:style-name="T263">The required </text:span><text:span text:style-name="T264">alt</text:span><text:span text:style-name="T265"> attribute provides an alternate text for an image, if the user for some reason cannot view it</text:span></text:p>
      <text:p text:style-name="P266"><text:span text:style-name="T267">Q3.</text:span><text:span text:style-name="T268"><text:s text:c="2"/>How</text:span><text:span text:style-name="T269"><text:s/>t</text:span><text:span text:style-name="T270">o</text:span><text:span text:style-name="T271"><text:s/></text:span><text:span text:style-name="T272">crea</text:span><text:span text:style-name="T273">t</text:span><text:span text:style-name="T274">e</text:span><text:span text:style-name="T275"><text:s/>l</text:span><text:span text:style-name="T276">is</text:span><text:span text:style-name="T277">t</text:span><text:span text:style-name="T278">s</text:span><text:span text:style-name="T279"><text:s/></text:span><text:span text:style-name="T280">in</text:span><text:span text:style-name="T281"><text:s/></text:span><text:span text:style-name="T282">HTML</text:span><text:span text:style-name="T283">.</text:span></text:p>
      <text:p text:style-name="P284">Ans3.­HTML lists allow web developers to group a set of related items in lists.</text:p>
      <text:p text:style-name="P285"><text:span text:style-name="T286"><draw:custom-shape svg:x="0in" svg:y="0in" svg:width="0in" svg:height="0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287">Example</text:p>
      <text:p text:style-name="P288">An unordered HTML list:</text:p>
      <text:list text:style-name="LFO4" text:continue-numbering="true">
        <text:list-item>
          <text:p text:style-name="P289">Item</text:p>
        </text:list-item>
        <text:list-item>
          <text:p text:style-name="P290">Item</text:p>
        </text:list-item>
        <text:list-item>
          <text:p text:style-name="P291">Item</text:p>
        </text:list-item>
        <text:list-item>
          <text:p text:style-name="P292">Item</text:p>
        </text:list-item>
      </text:list>
      <text:p text:style-name="P293">An ordered HTML list:</text:p>
      <text:list text:style-name="LFO5" text:continue-numbering="true">
        <text:list-item>
          <text:p text:style-name="P294">First item</text:p>
        </text:list-item>
        <text:list-item>
          <text:p text:style-name="P295">Second item</text:p>
        </text:list-item>
        <text:list-item>
          <text:p text:style-name="P296">Third item</text:p>
        </text:list-item>
        <text:list-item>
          <text:p text:style-name="P297">Fourth item</text:p>
        </text:list-item>
      </text:list>
      <text:p text:style-name="P298"><text:span text:style-name="T299">An unordered list starts with the </text:span><text:span text:style-name="T300">&lt;ul&gt;</text:span><text:span text:style-name="T301"> tag. Each list item starts with the </text:span><text:span text:style-name="T302">&lt;li&gt;</text:span><text:span text:style-name="T303"> tag.</text:span></text:p>
      <text:p text:style-name="P304">The list items will be marked with bullets (small black circles) by default:</text:p>
      <text:h text:style-name="P305" text:outline-level="3">Example</text:h>
      <text:p text:style-name="P306"><text:span text:style-name="T307">&lt;</text:span><text:span text:style-name="T308">ul</text:span><text:span text:style-name="T309">&gt;</text:span><text:span text:style-name="T310"><text:line-break/>  </text:span><text:span text:style-name="T311">&lt;</text:span><text:span text:style-name="T312">li</text:span><text:span text:style-name="T313">&gt;</text:span><text:span text:style-name="T314">Coffee</text:span><text:span text:style-name="T315">&lt;</text:span><text:span text:style-name="T316">/li</text:span><text:span text:style-name="T317">&gt;</text:span><text:span text:style-name="T318"><text:line-break/>  </text:span><text:span text:style-name="T319">&lt;</text:span><text:span text:style-name="T320">li</text:span><text:span text:style-name="T321">&gt;</text:span><text:span text:style-name="T322">Tea</text:span><text:span text:style-name="T323">&lt;</text:span><text:span text:style-name="T324">/li</text:span><text:span text:style-name="T325">&gt;</text:span><text:span text:style-name="T326"><text:line-break/>  </text:span><text:span text:style-name="T327">&lt;</text:span><text:span text:style-name="T328">li</text:span><text:span text:style-name="T329">&gt;</text:span><text:span text:style-name="T330">Milk</text:span><text:span text:style-name="T331">&lt;</text:span><text:span text:style-name="T332">/li</text:span><text:span text:style-name="T333">&gt;</text:span><text:span text:style-name="T334"><text:line-break/></text:span><text:span text:style-name="T335">&lt;</text:span><text:span text:style-name="T336">/ul</text:span><text:span text:style-name="T337">&gt;</text:span></text:p>
      <text:p text:style-name="P338"><text:span text:style-name="T339">An ordered list starts with the </text:span><text:span text:style-name="T340">&lt;ol&gt;</text:span><text:span text:style-name="T341"> tag. Each list item starts with the </text:span><text:span text:style-name="T342">&lt;li&gt;</text:span><text:span text:style-name="T343"> tag.</text:span></text:p>
      <text:p text:style-name="P344">The list items will be marked with numbers by default:</text:p>
      <text:h text:style-name="P345" text:outline-level="3">Example</text:h>
      <text:p text:style-name="P346"><text:span text:style-name="T347">&lt;</text:span><text:span text:style-name="T348">ol</text:span><text:span text:style-name="T349">&gt;</text:span><text:span text:style-name="T350"><text:line-break/>  </text:span><text:span text:style-name="T351">&lt;</text:span><text:span text:style-name="T352">li</text:span><text:span text:style-name="T353">&gt;</text:span><text:span text:style-name="T354">Coffee</text:span><text:span text:style-name="T355">&lt;</text:span><text:span text:style-name="T356">/li</text:span><text:span text:style-name="T357">&gt;</text:span><text:span text:style-name="T358"><text:line-break/>  </text:span><text:span text:style-name="T359">&lt;</text:span><text:span text:style-name="T360">li</text:span><text:span text:style-name="T361">&gt;</text:span><text:span text:style-name="T362">Tea</text:span><text:span text:style-name="T363">&lt;</text:span><text:span text:style-name="T364">/li</text:span><text:span text:style-name="T365">&gt;</text:span><text:span text:style-name="T366"><text:line-break/>  </text:span><text:span text:style-name="T367">&lt;</text:span><text:span text:style-name="T368">li</text:span><text:span text:style-name="T369">&gt;</text:span><text:span text:style-name="T370">Milk</text:span><text:span text:style-name="T371">&lt;</text:span><text:span text:style-name="T372">/li</text:span><text:span text:style-name="T373">&gt;</text:span><text:span text:style-name="T374"><text:line-break/></text:span><text:span text:style-name="T375">&lt;</text:span><text:span text:style-name="T376">/ol</text:span><text:span text:style-name="T377">&gt;</text:span></text:p>
      <text:p text:style-name="P378"/>
      <text:p text:style-name="P379">HTML also supports description lists.</text:p>
      <text:p text:style-name="P380">A description list is a list of terms, with a description of each term.</text:p>
      <text:p text:style-name="P381"><text:span text:style-name="T382">The </text:span><text:span text:style-name="T383">&lt;dl&gt;</text:span><text:span text:style-name="T384"> tag defines the description list, the </text:span><text:span text:style-name="T385">&lt;dt&gt;</text:span><text:span text:style-name="T386"> tag defines the term (name), and the </text:span><text:span text:style-name="T387">&lt;dd&gt;</text:span><text:span text:style-name="T388"> tag describes each term:</text:span></text:p>
      <text:h text:style-name="P389" text:outline-level="3">Example</text:h>
      <text:p text:style-name="P390"><text:span text:style-name="T391">&lt;</text:span><text:span text:style-name="T392">dl</text:span><text:span text:style-name="T393">&gt;</text:span><text:span text:style-name="T394"><text:line-break/>  </text:span><text:span text:style-name="T395">&lt;</text:span><text:span text:style-name="T396">dt</text:span><text:span text:style-name="T397">&gt;</text:span><text:span text:style-name="T398">Coffee</text:span><text:span text:style-name="T399">&lt;</text:span><text:span text:style-name="T400">/dt</text:span><text:span text:style-name="T401">&gt;</text:span><text:span text:style-name="T402"><text:line-break/>  </text:span><text:span text:style-name="T403">&lt;</text:span><text:span text:style-name="T404">dd</text:span><text:span text:style-name="T405">&gt;</text:span><text:span text:style-name="T406">- black hot drink</text:span><text:span text:style-name="T407">&lt;</text:span><text:span text:style-name="T408">/dd</text:span><text:span text:style-name="T409">&gt;</text:span><text:span text:style-name="T410"><text:line-break/>  </text:span><text:span text:style-name="T411">&lt;</text:span><text:span text:style-name="T412">dt</text:span><text:span text:style-name="T413">&gt;</text:span><text:span text:style-name="T414">Milk</text:span><text:span text:style-name="T415">&lt;</text:span><text:span text:style-name="T416">/dt</text:span><text:span text:style-name="T417">&gt;</text:span><text:span text:style-name="T418"><text:line-break/>  </text:span><text:span text:style-name="T419">&lt;</text:span><text:span text:style-name="T420">dd</text:span><text:span text:style-name="T421">&gt;</text:span><text:span text:style-name="T422">- white cold drink</text:span><text:span text:style-name="T423">&lt;</text:span><text:span text:style-name="T424">/dd</text:span><text:span text:style-name="T425">&gt;</text:span><text:span text:style-name="T426"><text:line-break/></text:span><text:span text:style-name="T427">&lt;</text:span><text:span text:style-name="T428">/dl</text:span><text:span text:style-name="T429">&gt;</text:span></text:p>
      <text:p text:style-name="P430"/>
      <text:p text:style-name="P431"><text:span text:style-name="T432">Q4.<text:s/></text:span><text:span text:style-name="T433">How</text:span><text:span text:style-name="T434"><text:s/>t</text:span><text:span text:style-name="T435">o</text:span><text:span text:style-name="T436"><text:s/></text:span><text:span text:style-name="T437">in</text:span><text:span text:style-name="T438">t</text:span><text:span text:style-name="T439">er</text:span><text:span text:style-name="T440">l</text:span><text:span text:style-name="T441">ink</text:span><text:span text:style-name="T442"><text:s/></text:span><text:span text:style-name="T443">we</text:span><text:span text:style-name="T444">b<text:s/></text:span><text:span text:style-name="T445">pages</text:span><text:span text:style-name="T446"><text:s/></text:span><text:span text:style-name="T447">and</text:span><text:span text:style-name="T448"><text:s/></text:span><text:span text:style-name="T449">naviga</text:span><text:span text:style-name="T450">t</text:span><text:span text:style-name="T451">e</text:span><text:span text:style-name="T452"><text:s/></text:span><text:span text:style-name="T453">peop</text:span><text:span text:style-name="T454">l</text:span><text:span text:style-name="T455">e</text:span><text:span text:style-name="T456"><text:s/>t</text:span><text:span text:style-name="T457">o</text:span><text:span text:style-name="T458"><text:s/></text:span><text:span text:style-name="T459">o</text:span><text:span text:style-name="T460">t</text:span><text:span text:style-name="T461">her</text:span><text:span text:style-name="T462"><text:s/></text:span><text:span text:style-name="T463">we</text:span><text:span text:style-name="T464">b</text:span><text:span text:style-name="T465">si</text:span><text:span text:style-name="T466">t</text:span><text:span text:style-name="T467">es</text:span><text:span text:style-name="T468">?\</text:span></text:p>
      <text:p text:style-name="P469"><text:span text:style-name="T470">Ans4.</text:span><text:span text:style-name="T471"><text:s/></text:span><text:span text:style-name="T472">Links are found in nearly all web pages. Links allow users to click their way from page to page.</text:span></text:p>
      <text:p text:style-name="P473">HTML links are hyperlinks.</text:p>
      <text:p text:style-name="P474">You can click on a link and jump to another document.</text:p>
      <text:p text:style-name="P475"><text:span text:style-name="T476">The HTML </text:span><text:span text:style-name="T477">&lt;a&gt;</text:span><text:span text:style-name="T478"> tag defines a hyperlink. It has the following syntax:</text:span></text:p>
      <text:p text:style-name="P479"><text:span text:style-name="T480">&lt;</text:span><text:span text:style-name="T481">a</text:span><text:span text:style-name="T482"> href</text:span><text:span text:style-name="T483">="</text:span><text:span text:style-name="T484">url</text:span><text:span text:style-name="T485">"&gt;</text:span><text:span text:style-name="T486">link text</text:span><text:span text:style-name="T487">&lt;</text:span><text:span text:style-name="T488">/a</text:span><text:span text:style-name="T489">&gt;</text:span></text:p>
      <text:p text:style-name="P490">The most important attribute of the &lt;a&gt; element is the href attribute, which indicates the link's destination.</text:p>
      <text:p text:style-name="P491"><text:span text:style-name="T492">The </text:span><text:span text:style-name="T493">link text</text:span><text:span text:style-name="T494"> is the part that will be visible to the reader.</text:span></text:p>
      <text:p text:style-name="P495">By default, the linked page will be displayed in the current browser window. To change this, you must specify another target for the link.</text:p>
      <text:p text:style-name="P496"><text:span text:style-name="T497">The </text:span><text:span text:style-name="T498">target</text:span><text:span text:style-name="T499"> attribute specifies where to open the linked document.</text:span></text:p>
      <text:p text:style-name="P500"><text:span text:style-name="T501">The </text:span><text:span text:style-name="T502">target</text:span><text:span text:style-name="T503"> attribute can have one of the following values:</text:span></text:p>
      <text:list text:style-name="LFO7" text:continue-numbering="true">
        <text:list-item>
          <text:p text:style-name="P504"><text:span text:style-name="T505">_self</text:span><text:span text:style-name="T506"> - Default. Opens the document in the same window/tab as it was clicked</text:span></text:p>
        </text:list-item>
        <text:list-item>
          <text:p text:style-name="P507"><text:span text:style-name="T508">_blank</text:span><text:span text:style-name="T509"> - Opens the document in a new window or tab</text:span></text:p>
        </text:list-item>
        <text:list-item>
          <text:p text:style-name="P510"><text:span text:style-name="T511">_parent</text:span><text:span text:style-name="T512"> - Opens the document in the parent frame</text:span></text:p>
        </text:list-item>
        <text:list-item>
          <text:p text:style-name="P513"><text:span text:style-name="T514">_top</text:span><text:span text:style-name="T515"> - Opens the document in the full body of the window</text:span></text:p>
        </text:list-item>
      </text:list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IN" style:language-asian="en" style:country-asian="IN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IN" style:language-asian="en" style:country-asian="IN" style:language-complex="ar" style:country-complex="SA"/>
    </style:style>
    <style:style style:name="tagnamecolor" style:display-name="tagnamecolor" style:family="text" style:parent-style-name="DefaultParagraphFont"/>
    <style:style style:name="tagcolor" style:display-name="tagcolor" style:family="text" style:parent-style-name="DefaultParagraphFont"/>
    <style:style style:name="attributecolor" style:display-name="attributecolor" style:family="text" style:parent-style-name="DefaultParagraphFont"/>
    <style:style style:name="attributevaluecolor" style:display-name="attributevaluecolo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anmay sisodia</dc:creator>
    <meta:creation-date>2009-04-16T11:32:00Z</meta:creation-date>
    <dc:date>2023-04-01T16:25:00Z</dc:date>
    <meta:template xlink:href="Normal" xlink:type="simple"/>
    <meta:editing-cycles>5</meta:editing-cycles>
    <meta:editing-duration>PT1620S</meta:editing-duration>
    <meta:user-defined meta:name="Info 1"/>
    <meta:user-defined meta:name="Info 2"/>
    <meta:user-defined meta:name="Info 3"/>
    <meta:user-defined meta:name="Info 4"/>
    <meta:document-statistic meta:page-count="1" meta:paragraph-count="19" meta:word-count="1451" meta:character-count="9707" meta:row-count="68" meta:non-whitespace-character-count="8275"/>
  </office:meta>
</office:document-meta>
</file>